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8.6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ackground-color="#bee3d3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186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8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6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69.9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4.8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Самые оптимальные из всех (согласно 4 тестам)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1016" table:default-cell-style-name="ce5"/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office:annotation draw:style-name="gr1" draw:text-style-name="P2" svg:width="82.18pt" svg:height="29pt" svg:x="288.09pt" svg:y="0pt" draw:caption-point-x="-17.29pt" draw:caption-point-y="0.28pt">
              <dc:date>2020-08-14T00:00:00</dc:date>
              <text:p text:style-name="P1"><text:span text:style-name="T1">Чем ниже тем лучше.</text:span></text:p>
            </office:annotation>
            <text:p>Батарея</text:p>
          </table:table-cell>
          <table:table-cell office:value-type="string" calcext:value-type="string">
            <office:annotation draw:style-name="gr1" draw:text-style-name="P2" svg:width="82.18pt" svg:height="29pt" svg:x="340.55pt" svg:y="0pt" draw:caption-point-x="-17.29pt" draw:caption-point-y="0.28pt">
              <dc:date>2020-08-14T00:00:00</dc:date>
              <text:p text:style-name="P1"><text:span text:style-name="T1">Чем ниже тем лучше.</text:span></text:p>
            </office:annotation>
            <text:p>Работа</text:p>
          </table:table-cell>
          <table:table-cell office:value-type="string" calcext:value-type="string">
            <office:annotation draw:style-name="gr1" draw:text-style-name="P2" svg:width="82.18pt" svg:height="29pt" svg:x="393pt" svg:y="0pt" draw:caption-point-x="-17.29pt" draw:caption-point-y="0.28pt">
              <dc:date>2020-08-14T00:00:00</dc:date>
              <text:p text:style-name="P1"><text:span text:style-name="T1">Чем ниже тем лучше.</text:span></text:p>
            </office:annotation>
            <text:p>Графика</text:p>
          </table:table-cell>
          <table:table-cell office:value-type="string" calcext:value-type="string">
            <office:annotation draw:style-name="gr1" draw:text-style-name="P2" svg:width="82.18pt" svg:height="29pt" svg:x="445.44pt" svg:y="0pt" draw:caption-point-x="-17.29pt" draw:caption-point-y="0.28pt">
              <dc:date>2020-08-14T00:00:00</dc:date>
              <text:p text:style-name="P1"><text:span text:style-name="T1">Чем ниже тем лучше.</text:span></text:p>
            </office:annotation>
            <text:p>Память</text:p>
          </table:table-cell>
          <table:table-cell office:value-type="string" calcext:value-type="string">
            <office:annotation draw:style-name="gr1" draw:text-style-name="P2" svg:width="82.18pt" svg:height="29pt" svg:x="509.44pt" svg:y="0pt" draw:caption-point-x="-17.29pt" draw:caption-point-y="0.28pt">
              <dc:date>2020-08-14T00:00:00</dc:date>
              <text:p text:style-name="P1"><text:span text:style-name="T1">Чем ниже тем лучше.</text:span></text:p>
            </office:annotation>
            <text:p>Ранг</text:p>
          </table:table-cell>
          <table:table-cell office:value-type="string" calcext:value-type="string">
            <office:annotation draw:style-name="gr1" draw:text-style-name="P2" svg:width="82.18pt" svg:height="29pt" svg:x="573.45pt" svg:y="0pt" draw:caption-point-x="-17.29pt" draw:caption-point-y="0.28pt">
              <dc:date>2020-08-14T00:00:00</dc:date>
              <text:p text:style-name="P1"><text:span text:style-name="T1">Чем ниже тем лучше.</text:span></text:p>
            </office:annotation>
            <text:p>Цена б.у.</text:p>
          </table:table-cell>
          <table:table-cell office:value-type="string" calcext:value-type="string">
            <office:annotation draw:style-name="gr1" draw:text-style-name="P2" svg:width="82.18pt" svg:height="29pt" svg:x="656.25pt" svg:y="0pt" draw:caption-point-x="-17.29pt" draw:caption-point-y="0.28pt">
              <dc:date>2020-08-14T00:00:00</dc:date>
              <text:p text:style-name="P1"><text:span text:style-name="T1">Чем ниже тем лучше.</text:span></text:p>
            </office:annotation>
            <text:p>Выгодность</text:p>
          </table:table-cell>
          <table:table-cell office:value-type="string" calcext:value-type="string">
            <text:p>Комментарий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awei P30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formula="of:=SQRT([.E2]*[.E2]+[.D2]*[.D2]+[.C2]*[.C2]+[.B2]*[.B2])" office:value-type="float" office:value="165.776958591959" calcext:value-type="float">
            <text:p>165.776958591959</text:p>
          </table:table-cell>
          <table:table-cell table:style-name="ce184" office:value-type="float" office:value="2000" calcext:value-type="float">
            <text:p>2000</text:p>
          </table:table-cell>
          <table:table-cell table:formula="of:=[.G2]*[.F2]" office:value-type="float" office:value="331553.917183917" calcext:value-type="float">
            <text:p>331553.917183917</text:p>
          </table:table-cell>
          <table:table-cell office:value-type="string" calcext:value-type="string">
            <text:p>не понятно как они могут стоить б у 2тыс если новые 15тыс. Наёб наверно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us ZenFone 6 ZS630K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SQRT([.E3]*[.E3]+[.D3]*[.D3]+[.C3]*[.C3]+[.B3]*[.B3])" office:value-type="float" office:value="38.3536178215302" calcext:value-type="float">
            <text:p>38.3536178215302</text:p>
          </table:table-cell>
          <table:table-cell table:style-name="ce184" office:value-type="float" office:value="9000" calcext:value-type="float">
            <text:p>9000</text:p>
          </table:table-cell>
          <table:table-cell table:formula="of:=[.G3]*[.F3]" office:value-type="float" office:value="345182.560393772" calcext:value-type="float">
            <text:p>345182.560393772</text:p>
          </table:table-cell>
          <table:table-cell office:value-type="string" calcext:value-type="string">
            <text:p>самый норм вариант если б было лишних 9тыс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us ROG Phone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formula="of:=SQRT([.E4]*[.E4]+[.D4]*[.D4]+[.C4]*[.C4]+[.B4]*[.B4])" office:value-type="float" office:value="166.318970655785" calcext:value-type="float">
            <text:p>166.318970655785</text:p>
          </table:table-cell>
          <table:table-cell table:style-name="ce184" office:value-type="float" office:value="6000" calcext:value-type="float">
            <text:p>6000</text:p>
          </table:table-cell>
          <table:table-cell table:formula="of:=[.G4]*[.F4]" office:value-type="float" office:value="997913.823934712" calcext:value-type="float">
            <text:p>997913.8239347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P30 Pro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formula="of:=SQRT([.E5]*[.E5]+[.D5]*[.D5]+[.C5]*[.C5]+[.B5]*[.B5])" office:value-type="float" office:value="168.552662393686" calcext:value-type="float">
            <text:p>168.552662393686</text:p>
          </table:table-cell>
          <table:table-cell table:style-name="ce184" office:value-type="float" office:value="6000" calcext:value-type="float">
            <text:p>6000</text:p>
          </table:table-cell>
          <table:table-cell table:formula="of:=[.G5]*[.F5]" office:value-type="float" office:value="1011315.97436212" calcext:value-type="float">
            <text:p>1011315.974362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ePlus 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table:formula="of:=SQRT([.E6]*[.E6]+[.D6]*[.D6]+[.C6]*[.C6]+[.B6]*[.B6])" office:value-type="float" office:value="115.455619178973" calcext:value-type="float">
            <text:p>115.455619178973</text:p>
          </table:table-cell>
          <table:table-cell table:style-name="ce184" office:value-type="float" office:value="9000" calcext:value-type="float">
            <text:p>9000</text:p>
          </table:table-cell>
          <table:table-cell table:formula="of:=[.G6]*[.F6]" office:value-type="float" office:value="1039100.57261076" calcext:value-type="float">
            <text:p>1039100.572610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Honor 2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formula="of:=SQRT([.E7]*[.E7]+[.D7]*[.D7]+[.C7]*[.C7]+[.B7]*[.B7])" office:value-type="float" office:value="185.210690836139" calcext:value-type="float">
            <text:p>185.210690836139</text:p>
          </table:table-cell>
          <table:table-cell table:style-name="ce184" office:value-type="float" office:value="6000" calcext:value-type="float">
            <text:p>6000</text:p>
          </table:table-cell>
          <table:table-cell table:formula="of:=[.G7]*[.F7]" office:value-type="float" office:value="1111264.14501684" calcext:value-type="float">
            <text:p>1111264.145016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Mate 10 Pro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table:formula="of:=SQRT([.E8]*[.E8]+[.D8]*[.D8]+[.C8]*[.C8]+[.B8]*[.B8])" office:value-type="float" office:value="252.305370533407" calcext:value-type="float">
            <text:p>252.305370533407</text:p>
          </table:table-cell>
          <table:table-cell table:style-name="ce184" office:value-type="float" office:value="4500" calcext:value-type="float">
            <text:p>4500</text:p>
          </table:table-cell>
          <table:table-cell table:formula="of:=[.G8]*[.F8]" office:value-type="float" office:value="1135374.16740033" calcext:value-type="float">
            <text:p>1135374.16740033</text:p>
          </table:table-cell>
          <table:table-cell office:value-type="string" calcext:value-type="string">
            <text:p>не понятно как они могут стоить б у 4.5тыс если новые 15тыс. Наёб наверно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iaomi Pocophone F1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table:formula="of:=SQRT([.E9]*[.E9]+[.D9]*[.D9]+[.C9]*[.C9]+[.B9]*[.B9])" office:value-type="float" office:value="228.562901626664" calcext:value-type="float">
            <text:p>228.562901626664</text:p>
          </table:table-cell>
          <table:table-cell table:style-name="ce184" office:value-type="float" office:value="5000" calcext:value-type="float">
            <text:p>5000</text:p>
          </table:table-cell>
          <table:table-cell table:formula="of:=[.G9]*[.F9]" office:value-type="float" office:value="1142814.50813332" calcext:value-type="float">
            <text:p>1142814.50813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ePlus 6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formula="of:=SQRT([.E10]*[.E10]+[.D10]*[.D10]+[.C10]*[.C10]+[.B10]*[.B10])" office:value-type="float" office:value="199.884966918475" calcext:value-type="float">
            <text:p>199.884966918475</text:p>
          </table:table-cell>
          <table:table-cell table:style-name="ce184" office:value-type="float" office:value="6000" calcext:value-type="float">
            <text:p>6000</text:p>
          </table:table-cell>
          <table:table-cell table:formula="of:=[.G10]*[.F10]" office:value-type="float" office:value="1199309.80151085" calcext:value-type="float">
            <text:p>1199309.801510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 Mi 8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table:formula="of:=SQRT([.E11]*[.E11]+[.D11]*[.D11]+[.C11]*[.C11]+[.B11]*[.B11])" office:value-type="float" office:value="243.437877085716" calcext:value-type="float">
            <text:p>243.437877085716</text:p>
          </table:table-cell>
          <table:table-cell table:style-name="ce184" office:value-type="float" office:value="5000" calcext:value-type="float">
            <text:p>5000</text:p>
          </table:table-cell>
          <table:table-cell table:formula="of:=[.G11]*[.F11]" office:value-type="float" office:value="1217189.38542858" calcext:value-type="float">
            <text:p>1217189.385428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sential PH-1</text:p>
          </table:table-cell>
          <table:table-cell office:value-type="float" office:value="104" calcext:value-type="float">
            <text:p>104</text:p>
          </table:table-cell>
          <table:table-cell office:value-type="float" office:value="193" calcext:value-type="float">
            <text:p>193</text:p>
          </table:table-cell>
          <table:table-cell office:value-type="float" office:value="113" calcext:value-type="float">
            <text:p>113</text:p>
          </table:table-cell>
          <table:table-cell office:value-type="float" office:value="251" calcext:value-type="float">
            <text:p>251</text:p>
          </table:table-cell>
          <table:table-cell table:formula="of:=SQRT([.E12]*[.E12]+[.D12]*[.D12]+[.C12]*[.C12]+[.B12]*[.B12])" office:value-type="float" office:value="351.901974987354" calcext:value-type="float">
            <text:p>351.901974987354</text:p>
          </table:table-cell>
          <table:table-cell table:style-name="ce184" office:value-type="float" office:value="3500" calcext:value-type="float">
            <text:p>3500</text:p>
          </table:table-cell>
          <table:table-cell table:formula="of:=[.G12]*[.F12]" office:value-type="float" office:value="1231656.91245574" calcext:value-type="float">
            <text:p>1231656.912455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Honor 10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41" calcext:value-type="float">
            <text:p>41</text:p>
          </table:table-cell>
          <table:table-cell table:formula="of:=SQRT([.E13]*[.E13]+[.D13]*[.D13]+[.C13]*[.C13]+[.B13]*[.B13])" office:value-type="float" office:value="277.220129139282" calcext:value-type="float">
            <text:p>277.220129139282</text:p>
          </table:table-cell>
          <table:table-cell table:style-name="ce184" office:value-type="float" office:value="5000" calcext:value-type="float">
            <text:p>5000</text:p>
          </table:table-cell>
          <table:table-cell table:formula="of:=[.G13]*[.F13]" office:value-type="float" office:value="1386100.64569641" calcext:value-type="float">
            <text:p>1386100.6456964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iaomi Mi Mix 3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SQRT([.E14]*[.E14]+[.D14]*[.D14]+[.C14]*[.C14]+[.B14]*[.B14])" office:value-type="float" office:value="206.310445688046" calcext:value-type="float">
            <text:p>206.310445688046</text:p>
          </table:table-cell>
          <table:table-cell table:style-name="ce184" office:value-type="float" office:value="7000" calcext:value-type="float">
            <text:p>7000</text:p>
          </table:table-cell>
          <table:table-cell table:formula="of:=[.G14]*[.F14]" office:value-type="float" office:value="1444173.11981632" calcext:value-type="float">
            <text:p>1444173.11981632</text:p>
          </table:table-cell>
          <table:table-cell office:value-type="string" calcext:value-type="string">
            <text:p>нашел с небольшим сколом уголка за 3800. взял. Мимимишный сяоми. Новый тач на китайцев 100грн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awei P20 Pro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table:formula="of:=SQRT([.E15]*[.E15]+[.D15]*[.D15]+[.C15]*[.C15]+[.B15]*[.B15])" office:value-type="float" office:value="300.289859968664" calcext:value-type="float">
            <text:p>300.289859968664</text:p>
          </table:table-cell>
          <table:table-cell table:style-name="ce184" office:value-type="float" office:value="5000" calcext:value-type="float">
            <text:p>5000</text:p>
          </table:table-cell>
          <table:table-cell table:formula="of:=[.G15]*[.F15]" office:value-type="float" office:value="1501449.29984332" calcext:value-type="float">
            <text:p>1501449.29984332</text:p>
          </table:table-cell>
          <table:table-cell table:number-columns-repeated="1016"/>
        </table:table-row>
        <table:table-row table:style-name="ro1">
          <table:table-cell table:style-name="ce188" office:value-type="string" calcext:value-type="string">
            <office:annotation draw:style-name="gr2" draw:text-style-name="P2" svg:width="82.18pt" svg:height="17.35pt" svg:x="235.64pt" svg:y="149.47pt" draw:caption-point-x="-17.29pt" draw:caption-point-y="42.8pt">
              <dc:date>2020-08-14T00:00:00</dc:date>
              <text:p text:style-name="P1"><text:span text:style-name="T1">Мало позиций</text:span></text:p>
            </office:annotation>
            <text:p>Xiaomi Black Shark 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table:formula="of:=SQRT([.E16]*[.E16]+[.D16]*[.D16]+[.C16]*[.C16]+[.B16]*[.B16])" office:value-type="float" office:value="170.593083095417" calcext:value-type="float">
            <text:p>170.593083095417</text:p>
          </table:table-cell>
          <table:table-cell table:style-name="ce184" office:value-type="float" office:value="9000" calcext:value-type="float">
            <text:p>9000</text:p>
          </table:table-cell>
          <table:table-cell table:formula="of:=[.G16]*[.F16]" office:value-type="float" office:value="1535337.74785876" calcext:value-type="float">
            <text:p>1535337.74785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 G7 ThinQ</text:p>
          </table:table-cell>
          <table:table-cell office:value-type="float" office:value="193" calcext:value-type="float">
            <text:p>193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table:formula="of:=SQRT([.E17]*[.E17]+[.D17]*[.D17]+[.C17]*[.C17]+[.B17]*[.B17])" office:value-type="float" office:value="348.155137833696" calcext:value-type="float">
            <text:p>348.155137833696</text:p>
          </table:table-cell>
          <table:table-cell table:style-name="ce184" office:value-type="float" office:value="4500" calcext:value-type="float">
            <text:p>4500</text:p>
          </table:table-cell>
          <table:table-cell table:formula="of:=[.G17]*[.F17]" office:value-type="float" office:value="1566698.12025163" calcext:value-type="float">
            <text:p>1566698.12025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Mate 20 Pro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table:formula="of:=SQRT([.E18]*[.E18]+[.D18]*[.D18]+[.C18]*[.C18]+[.B18]*[.B18])" office:value-type="float" office:value="196.669773986752" calcext:value-type="float">
            <text:p>196.669773986752</text:p>
          </table:table-cell>
          <table:table-cell table:style-name="ce184" office:value-type="float" office:value="8000" calcext:value-type="float">
            <text:p>8000</text:p>
          </table:table-cell>
          <table:table-cell table:formula="of:=[.G18]*[.F18]" office:value-type="float" office:value="1573358.19189401" calcext:value-type="float">
            <text:p>1573358.191894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 Mi Note 1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table:formula="of:=SQRT([.E19]*[.E19]+[.D19]*[.D19]+[.C19]*[.C19]+[.B19]*[.B19])" office:value-type="float" office:value="213.422116941989" calcext:value-type="float">
            <text:p>213.422116941989</text:p>
          </table:table-cell>
          <table:table-cell table:style-name="ce184" office:value-type="float" office:value="8000" calcext:value-type="float">
            <text:p>8000</text:p>
          </table:table-cell>
          <table:table-cell table:formula="of:=[.G19]*[.F19]" office:value-type="float" office:value="1707376.93553591" calcext:value-type="float">
            <text:p>1707376.93553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aomi Mi 9T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table:formula="of:=SQRT([.E20]*[.E20]+[.D20]*[.D20]+[.C20]*[.C20]+[.B20]*[.B20])" office:value-type="float" office:value="225.674544421829" calcext:value-type="float">
            <text:p>225.674544421829</text:p>
          </table:table-cell>
          <table:table-cell table:style-name="ce184" office:value-type="float" office:value="8000" calcext:value-type="float">
            <text:p>8000</text:p>
          </table:table-cell>
          <table:table-cell table:formula="of:=[.G20]*[.F20]" office:value-type="float" office:value="1805396.35537463" calcext:value-type="float">
            <text:p>1805396.35537463</text:p>
          </table:table-cell>
          <table:table-cell table:number-columns-repeated="1016"/>
        </table:table-row>
        <table:table-row table:style-name="ro1">
          <table:table-cell table:style-name="ce188" office:value-type="string" calcext:value-type="string">
            <text:p>Razer Phone 2</text:p>
          </table:table-cell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table:formula="of:=SQRT([.E21]*[.E21]+[.D21]*[.D21]+[.C21]*[.C21]+[.B21]*[.B21])" office:value-type="float" office:value="313.180459160529" calcext:value-type="float">
            <text:p>313.180459160529</text:p>
          </table:table-cell>
          <table:table-cell table:style-name="ce184" office:value-type="float" office:value="6000" calcext:value-type="float">
            <text:p>6000</text:p>
          </table:table-cell>
          <table:table-cell table:formula="of:=[.G21]*[.F21]" office:value-type="float" office:value="1879082.75496318" calcext:value-type="float">
            <text:p>1879082.754963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Mate 10</text:p>
          </table:table-cell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table:formula="of:=SQRT([.E22]*[.E22]+[.D22]*[.D22]+[.C22]*[.C22]+[.B22]*[.B22])" office:value-type="float" office:value="314.02547667347" calcext:value-type="float">
            <text:p>314.02547667347</text:p>
          </table:table-cell>
          <table:table-cell table:style-name="ce184" office:value-type="float" office:value="6000" calcext:value-type="float">
            <text:p>6000</text:p>
          </table:table-cell>
          <table:table-cell table:formula="of:=[.G22]*[.F22]" office:value-type="float" office:value="1884152.86004082" calcext:value-type="float">
            <text:p>1884152.86004082</text:p>
          </table:table-cell>
          <table:table-cell table:number-columns-repeated="1016"/>
        </table:table-row>
        <table:table-row table:style-name="ro1">
          <table:table-cell table:style-name="ce188" office:value-type="string" calcext:value-type="string">
            <text:p>Nokia 8 Sirocco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  <table:table-cell office:value-type="float" office:value="187" calcext:value-type="float">
            <text:p>187</text:p>
          </table:table-cell>
          <table:table-cell table:formula="of:=SQRT([.E23]*[.E23]+[.D23]*[.D23]+[.C23]*[.C23]+[.B23]*[.B23])" office:value-type="float" office:value="317.693248275754" calcext:value-type="float">
            <text:p>317.693248275754</text:p>
          </table:table-cell>
          <table:table-cell table:style-name="ce184" office:value-type="float" office:value="6000" calcext:value-type="float">
            <text:p>6000</text:p>
          </table:table-cell>
          <table:table-cell table:formula="of:=[.G23]*[.F23]" office:value-type="float" office:value="1906159.48965453" calcext:value-type="float">
            <text:p>1906159.489654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ePlus 5T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327" calcext:value-type="float">
            <text:p>327</text:p>
          </table:table-cell>
          <table:table-cell table:formula="of:=SQRT([.E24]*[.E24]+[.D24]*[.D24]+[.C24]*[.C24]+[.B24]*[.B24])" office:value-type="float" office:value="396.69887824394" calcext:value-type="float">
            <text:p>396.69887824394</text:p>
          </table:table-cell>
          <table:table-cell table:style-name="ce184" office:value-type="float" office:value="5000" calcext:value-type="float">
            <text:p>5000</text:p>
          </table:table-cell>
          <table:table-cell table:formula="of:=[.G24]*[.F24]" office:value-type="float" office:value="1983494.3912197" calcext:value-type="float">
            <text:p>1983494.39121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 V40 ThinQ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314" calcext:value-type="float">
            <text:p>314</text:p>
          </table:table-cell>
          <table:table-cell table:formula="of:=SQRT([.E25]*[.E25]+[.D25]*[.D25]+[.C25]*[.C25]+[.B25]*[.B25])" office:value-type="float" office:value="374.135002372138" calcext:value-type="float">
            <text:p>374.135002372138</text:p>
          </table:table-cell>
          <table:table-cell table:style-name="ce184" office:value-type="float" office:value="5500" calcext:value-type="float">
            <text:p>5500</text:p>
          </table:table-cell>
          <table:table-cell table:formula="of:=[.G25]*[.F25]" office:value-type="float" office:value="2057742.51304676" calcext:value-type="float">
            <text:p>2057742.513046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ePlus 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368" calcext:value-type="float">
            <text:p>368</text:p>
          </table:table-cell>
          <table:table-cell table:formula="of:=SQRT([.E26]*[.E26]+[.D26]*[.D26]+[.C26]*[.C26]+[.B26]*[.B26])" office:value-type="float" office:value="416.839297571618" calcext:value-type="float">
            <text:p>416.839297571618</text:p>
          </table:table-cell>
          <table:table-cell table:style-name="ce184" office:value-type="float" office:value="5000" calcext:value-type="float">
            <text:p>5000</text:p>
          </table:table-cell>
          <table:table-cell table:formula="of:=[.G26]*[.F26]" office:value-type="float" office:value="2084196.48785809" calcext:value-type="float">
            <text:p>2084196.48785809</text:p>
          </table:table-cell>
          <table:table-cell table:number-columns-repeated="1016"/>
        </table:table-row>
        <table:table-row table:style-name="ro1">
          <table:table-cell table:style-name="ce188" office:value-type="string" calcext:value-type="string">
            <text:p>Oppo Reno3 Pro 5G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table:formula="of:=SQRT([.E27]*[.E27]+[.D27]*[.D27]+[.C27]*[.C27]+[.B27]*[.B27])" office:value-type="float" office:value="179.326517838272" calcext:value-type="float">
            <text:p>179.326517838272</text:p>
          </table:table-cell>
          <table:table-cell table:style-name="ce184" office:value-type="float" office:value="12000" calcext:value-type="float">
            <text:p>12000</text:p>
          </table:table-cell>
          <table:table-cell table:formula="of:=[.G27]*[.F27]" office:value-type="float" office:value="2151918.21405926" calcext:value-type="float">
            <text:p>2151918.21405926</text:p>
          </table:table-cell>
          <table:table-cell table:number-columns-repeated="1016"/>
        </table:table-row>
        <table:table-row table:style-name="ro1">
          <table:table-cell table:style-name="ce188" office:value-type="string" calcext:value-type="string">
            <text:p>Nokia 9 PureView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table:formula="of:=SQRT([.E28]*[.E28]+[.D28]*[.D28]+[.C28]*[.C28]+[.B28]*[.B28])" office:value-type="float" office:value="224.595191399994" calcext:value-type="float">
            <text:p>224.595191399994</text:p>
          </table:table-cell>
          <table:table-cell table:style-name="ce184" office:value-type="float" office:value="11000" calcext:value-type="float">
            <text:p>11000</text:p>
          </table:table-cell>
          <table:table-cell table:formula="of:=[.G28]*[.F28]" office:value-type="float" office:value="2470547.10539994" calcext:value-type="float">
            <text:p>2470547.10539994</text:p>
          </table:table-cell>
          <table:table-cell table:number-columns-repeated="1016"/>
        </table:table-row>
        <table:table-row table:style-name="ro1">
          <table:table-cell table:style-name="ce188" office:value-type="string" calcext:value-type="string">
            <text:p>Motorola One Zoom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343" calcext:value-type="float">
            <text:p>343</text:p>
          </table:table-cell>
          <table:table-cell office:value-type="float" office:value="70" calcext:value-type="float">
            <text:p>70</text:p>
          </table:table-cell>
          <table:table-cell table:formula="of:=SQRT([.E29]*[.E29]+[.D29]*[.D29]+[.C29]*[.C29]+[.B29]*[.B29])" office:value-type="float" office:value="375.219935504498" calcext:value-type="float">
            <text:p>375.219935504498</text:p>
          </table:table-cell>
          <table:table-cell table:style-name="ce184" office:value-type="float" office:value="9100" calcext:value-type="float">
            <text:p>9100</text:p>
          </table:table-cell>
          <table:table-cell table:formula="of:=[.G29]*[.F29]" office:value-type="float" office:value="3414501.41309094" calcext:value-type="float">
            <text:p>3414501.41309094</text:p>
          </table:table-cell>
          <table:table-cell table:number-columns-repeated="1016"/>
        </table:table-row>
        <table:table-row table:style-name="ro1">
          <table:table-cell table:style-name="ce185" office:value-type="string" calcext:value-type="string">
            <office:annotation draw:style-name="gr3" draw:text-style-name="P2" svg:width="82.18pt" svg:height="75.6pt" svg:x="235.64pt" svg:y="358.41pt" draw:caption-point-x="-17.29pt" draw:caption-point-y="13.07pt">
              <dc:date>2020-08-14T00:00:00</dc:date>
              <text:p text:style-name="P1"><text:span text:style-name="T1">Все самсунг гелекси вычеркнул потому что их не найдёшь. Куча спама.</text:span></text:p>
            </office:annotation>
            <text:p>Samsung Galaxy S20 5G (SDM865)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SQRT([.E30]*[.E30]+[.D30]*[.D30]+[.C30]*[.C30]+[.B30]*[.B30])" office:value-type="float" office:value="51.361464153585" calcext:value-type="float">
            <text:p>51.36146415358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office:annotation draw:style-name="gr4" draw:text-style-name="P2" svg:width="82.18pt" svg:height="110.55pt" svg:x="235.64pt" svg:y="358.38pt" draw:caption-point-x="-17.29pt" draw:caption-point-y="25.88pt">
              <dc:date>2020-08-14T00:00:00</dc:date>
              <text:p text:style-name="P1"><text:span text:style-name="T1">Все Google Pixel тоже вытер потому что было много таких что “выгорают”. И они все американцы.</text:span></text:p>
            </office:annotation>
            <text:p>Google Pixel 4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SQRT([.E31]*[.E31]+[.D31]*[.D31]+[.C31]*[.C31]+[.B31]*[.B31])" office:value-type="float" office:value="76.7528501099471" calcext:value-type="float">
            <text:p>76.7528501099471</text:p>
          </table:table-cell>
          <table:table-cell table:number-columns-repeated="1018"/>
        </table:table-row>
        <table:table-row table:style-name="ro1">
          <table:table-cell table:style-name="ce186" office:value-type="string" calcext:value-type="string">
            <text:p>Samsung Galaxy S20 (Exynos 990)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SQRT([.E32]*[.E32]+[.D32]*[.D32]+[.C32]*[.C32]+[.B32]*[.B32])" office:value-type="float" office:value="77.2334124585985" calcext:value-type="float">
            <text:p>77.2334124585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formula="of:=SQRT([.E33]*[.E33]+[.D33]*[.D33]+[.C33]*[.C33]+[.B33]*[.B33])" office:value-type="float" office:value="90.6476695784288" calcext:value-type="float">
            <text:p>90.647669578428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office:annotation draw:style-name="gr4" draw:text-style-name="P2" svg:width="82.18pt" svg:height="110.55pt" svg:x="235.64pt" svg:y="379.87pt" draw:caption-point-x="-17.29pt" draw:caption-point-y="42.8pt">
              <dc:date>2020-08-14T00:00:00</dc:date>
              <text:p text:style-name="P1"><text:span text:style-name="T1">Все сони ксперия ушли потому что я путаю модели. Трудно вычислить норм предложения.</text:span></text:p>
            </office:annotation>
            <text:p>Sony Xperia 1 II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SQRT([.E34]*[.E34]+[.D34]*[.D34]+[.C34]*[.C34]+[.B34]*[.B34])" office:value-type="float" office:value="116.284134773408" calcext:value-type="float">
            <text:p>116.28413477340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10+ (SDM855)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table:formula="of:=SQRT([.E35]*[.E35]+[.D35]*[.D35]+[.C35]*[.C35]+[.B35]*[.B35])" office:value-type="float" office:value="142.839070285409" calcext:value-type="float">
            <text:p>142.839070285409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Google Pixel 3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formula="of:=SQRT([.E36]*[.E36]+[.D36]*[.D36]+[.C36]*[.C36]+[.B36]*[.B36])" office:value-type="float" office:value="160.274764077193" calcext:value-type="float">
            <text:p>160.27476407719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Note 10 (Exynos 9 Octa)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SQRT([.E37]*[.E37]+[.D37]*[.D37]+[.C37]*[.C37]+[.B37]*[.B37])" office:value-type="float" office:value="170.783488663278" calcext:value-type="float">
            <text:p>170.78348866327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10+ (Exynos 9 Octa)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table:formula="of:=SQRT([.E38]*[.E38]+[.D38]*[.D38]+[.C38]*[.C38]+[.B38]*[.B38])" office:value-type="float" office:value="211.617579610013" calcext:value-type="float">
            <text:p>211.61757961001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XZ3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table:formula="of:=SQRT([.E39]*[.E39]+[.D39]*[.D39]+[.C39]*[.C39]+[.B39]*[.B39])" office:value-type="float" office:value="215.617717268317" calcext:value-type="float">
            <text:p>215.617717268317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10e (Exynos 9 Octa)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table:formula="of:=SQRT([.E40]*[.E40]+[.D40]*[.D40]+[.C40]*[.C40]+[.B40]*[.B40])" office:value-type="float" office:value="216.649486498353" calcext:value-type="float">
            <text:p>216.649486498353</text:p>
          </table:table-cell>
          <table:table-cell table:number-columns-repeated="1018"/>
        </table:table-row>
        <table:table-row table:style-name="ro1">
          <table:table-cell table:style-name="ce188" office:value-type="string" calcext:value-type="string">
            <text:p>Huawei Honor View 20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table:formula="of:=SQRT([.E41]*[.E41]+[.D41]*[.D41]+[.C41]*[.C41]+[.B41]*[.B41])" office:value-type="float" office:value="217.903648432054" calcext:value-type="float">
            <text:p>217.903648432054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10 (Exynos 9 Octa)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table:formula="of:=SQRT([.E42]*[.E42]+[.D42]*[.D42]+[.C42]*[.C42]+[.B42]*[.B42])" office:value-type="float" office:value="225.865003929338" calcext:value-type="float">
            <text:p>225.865003929338</text:p>
          </table:table-cell>
          <table:table-cell table:number-columns-repeated="1018"/>
        </table:table-row>
        <table:table-row table:style-name="ro1">
          <table:table-cell table:style-name="ce188" office:value-type="string" calcext:value-type="string">
            <text:p>Xiaomi Mi 8 UD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table:formula="of:=SQRT([.E43]*[.E43]+[.D43]*[.D43]+[.C43]*[.C43]+[.B43]*[.B43])" office:value-type="float" office:value="225.986725273853" calcext:value-type="float">
            <text:p>225.98672527385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1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table:formula="of:=SQRT([.E44]*[.E44]+[.D44]*[.D44]+[.C44]*[.C44]+[.B44]*[.B44])" office:value-type="float" office:value="229.401394939089" calcext:value-type="float">
            <text:p>229.401394939089</text:p>
          </table:table-cell>
          <table:table-cell table:number-columns-repeated="1018"/>
        </table:table-row>
        <table:table-row table:style-name="ro1">
          <table:table-cell table:style-name="ce188" office:value-type="string" calcext:value-type="string">
            <text:p>Xiaomi Redmi K20 Pro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75" calcext:value-type="float">
            <text:p>275</text:p>
          </table:table-cell>
          <table:table-cell table:formula="of:=SQRT([.E45]*[.E45]+[.D45]*[.D45]+[.C45]*[.C45]+[.B45]*[.B45])" office:value-type="float" office:value="279.487030110522" calcext:value-type="float">
            <text:p>279.487030110522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Google Pixel 3a XL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table:formula="of:=SQRT([.E46]*[.E46]+[.D46]*[.D46]+[.C46]*[.C46]+[.B46]*[.B46])" office:value-type="float" office:value="288.516897252137" calcext:value-type="float">
            <text:p>288.516897252137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XZ1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109" calcext:value-type="float">
            <text:p>109</text:p>
          </table:table-cell>
          <table:table-cell office:value-type="float" office:value="229" calcext:value-type="float">
            <text:p>229</text:p>
          </table:table-cell>
          <table:table-cell table:formula="of:=SQRT([.E47]*[.E47]+[.D47]*[.D47]+[.C47]*[.C47]+[.B47]*[.B47])" office:value-type="float" office:value="313.220369707974" calcext:value-type="float">
            <text:p>313.220369707974</text:p>
          </table:table-cell>
          <table:table-cell table:number-columns-repeated="1018"/>
        </table:table-row>
        <table:table-row table:style-name="ro1">
          <table:table-cell table:style-name="ce188" office:value-type="string" calcext:value-type="string">
            <text:p>Asus ZenFone 4 Pro</text:p>
          </table:table-cell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35" calcext:value-type="float">
            <text:p>335</text:p>
          </table:table-cell>
          <table:table-cell table:formula="of:=SQRT([.E48]*[.E48]+[.D48]*[.D48]+[.C48]*[.C48]+[.B48]*[.B48])" office:value-type="float" office:value="386.36122993903" calcext:value-type="float">
            <text:p>386.36122993903</text:p>
          </table:table-cell>
          <table:table-cell table:number-columns-repeated="1018"/>
        </table:table-row>
        <table:table-row table:style-name="ro1">
          <table:table-cell table:style-name="ce188" office:value-type="string" calcext:value-type="string">
            <text:p>Realme 3 Pro</text:p>
          </table:table-cell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table:formula="of:=SQRT([.E49]*[.E49]+[.D49]*[.D49]+[.C49]*[.C49]+[.B49]*[.B49])" office:value-type="float" office:value="389.767879641204" calcext:value-type="float">
            <text:p>389.767879641204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XZ Premium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312" calcext:value-type="float">
            <text:p>312</text:p>
          </table:table-cell>
          <table:table-cell table:formula="of:=SQRT([.E50]*[.E50]+[.D50]*[.D50]+[.C50]*[.C50]+[.B50]*[.B50])" office:value-type="float" office:value="404.9617265866" calcext:value-type="float">
            <text:p>404.96172658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Mix 2</text:p>
          </table:table-cell>
          <table:table-cell office:value-type="float" office:value="96" calcext:value-type="float">
            <text:p>96</text:p>
          </table:table-cell>
          <table:table-cell office:value-type="float" office:value="151" calcext:value-type="float">
            <text:p>151</text:p>
          </table:table-cell>
          <table:table-cell office:value-type="float" office:value="112" calcext:value-type="float">
            <text:p>112</text:p>
          </table:table-cell>
          <table:table-cell office:value-type="float" office:value="371" calcext:value-type="float">
            <text:p>371</text:p>
          </table:table-cell>
          <table:table-cell table:formula="of:=SQRT([.E51]*[.E51]+[.D51]*[.D51]+[.C51]*[.C51]+[.B51]*[.B51])" office:value-type="float" office:value="426.851262151115" calcext:value-type="float">
            <text:p>426.851262151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8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373" calcext:value-type="float">
            <text:p>373</text:p>
          </table:table-cell>
          <table:table-cell table:formula="of:=SQRT([.E52]*[.E52]+[.D52]*[.D52]+[.C52]*[.C52]+[.B52]*[.B52])" office:value-type="float" office:value="428.199719757031" calcext:value-type="float">
            <text:p>428.199719757031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8+ (MSM8998)</text:p>
          </table:table-cell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office:value-type="float" office:value="103" calcext:value-type="float">
            <text:p>103</text:p>
          </table:table-cell>
          <table:table-cell office:value-type="float" office:value="350" calcext:value-type="float">
            <text:p>350</text:p>
          </table:table-cell>
          <table:table-cell table:formula="of:=SQRT([.E53]*[.E53]+[.D53]*[.D53]+[.C53]*[.C53]+[.B53]*[.B53])" office:value-type="float" office:value="432.82097915882" calcext:value-type="float">
            <text:p>432.82097915882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10 II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table:formula="of:=SQRT([.E54]*[.E54]+[.D54]*[.D54]+[.C54]*[.C54]+[.B54]*[.B54])" office:value-type="float" office:value="435.514638100719" calcext:value-type="float">
            <text:p>435.514638100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8.1</text:p>
          </table:table-cell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354" calcext:value-type="float">
            <text:p>354</text:p>
          </table:table-cell>
          <table:table-cell table:formula="of:=SQRT([.E55]*[.E55]+[.D55]*[.D55]+[.C55]*[.C55]+[.B55]*[.B55])" office:value-type="float" office:value="460.249932102113" calcext:value-type="float">
            <text:p>460.249932102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Nova 3i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417" calcext:value-type="float">
            <text:p>417</text:p>
          </table:table-cell>
          <table:table-cell office:value-type="float" office:value="87" calcext:value-type="float">
            <text:p>87</text:p>
          </table:table-cell>
          <table:table-cell table:formula="of:=SQRT([.E56]*[.E56]+[.D56]*[.D56]+[.C56]*[.C56]+[.B56]*[.B56])" office:value-type="float" office:value="472.47327966775" calcext:value-type="float">
            <text:p>472.473279667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view BV9700 Pro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55" calcext:value-type="float">
            <text:p>455</text:p>
          </table:table-cell>
          <table:table-cell office:value-type="float" office:value="118" calcext:value-type="float">
            <text:p>118</text:p>
          </table:table-cell>
          <table:table-cell table:formula="of:=SQRT([.E57]*[.E57]+[.D57]*[.D57]+[.C57]*[.C57]+[.B57]*[.B57])" office:value-type="float" office:value="474.322674979807" calcext:value-type="float">
            <text:p>474.322674979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Mate 20 Lite</text:p>
          </table:table-cell>
          <table:table-cell office:value-type="float" office:value="185" calcext:value-type="float">
            <text:p>185</text:p>
          </table:table-cell>
          <table:table-cell office:value-type="float" office:value="128" calcext:value-type="float">
            <text:p>128</text:p>
          </table:table-cell>
          <table:table-cell office:value-type="float" office:value="411" calcext:value-type="float">
            <text:p>411</text:p>
          </table:table-cell>
          <table:table-cell office:value-type="float" office:value="92" calcext:value-type="float">
            <text:p>92</text:p>
          </table:table-cell>
          <table:table-cell table:formula="of:=SQRT([.E58]*[.E58]+[.D58]*[.D58]+[.C58]*[.C58]+[.B58]*[.B58])" office:value-type="float" office:value="477.487172602574" calcext:value-type="float">
            <text:p>477.4871726025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V30</text:p>
          </table:table-cell>
          <table:table-cell office:value-type="float" office:value="112" calcext:value-type="float">
            <text:p>112</text:p>
          </table:table-cell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 office:value-type="float" office:value="396" calcext:value-type="float">
            <text:p>396</text:p>
          </table:table-cell>
          <table:table-cell table:formula="of:=SQRT([.E59]*[.E59]+[.D59]*[.D59]+[.C59]*[.C59]+[.B59]*[.B59])" office:value-type="float" office:value="478.925881530744" calcext:value-type="float">
            <text:p>478.925881530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C U11+</text:p>
          </table:table-cell>
          <table:table-cell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float" office:value="105" calcext:value-type="float">
            <text:p>105</text:p>
          </table:table-cell>
          <table:table-cell office:value-type="float" office:value="418" calcext:value-type="float">
            <text:p>418</text:p>
          </table:table-cell>
          <table:table-cell table:formula="of:=SQRT([.E60]*[.E60]+[.D60]*[.D60]+[.C60]*[.C60]+[.B60]*[.B60])" office:value-type="float" office:value="479.208722792063" calcext:value-type="float">
            <text:p>479.2087227920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C U11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10" calcext:value-type="float">
            <text:p>110</text:p>
          </table:table-cell>
          <table:table-cell office:value-type="float" office:value="413" calcext:value-type="float">
            <text:p>413</text:p>
          </table:table-cell>
          <table:table-cell table:formula="of:=SQRT([.E61]*[.E61]+[.D61]*[.D61]+[.C61]*[.C61]+[.B61]*[.B61])" office:value-type="float" office:value="480.415445213827" calcext:value-type="float">
            <text:p>480.4154452138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8X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406" calcext:value-type="float">
            <text:p>406</text:p>
          </table:table-cell>
          <table:table-cell office:value-type="float" office:value="110" calcext:value-type="float">
            <text:p>110</text:p>
          </table:table-cell>
          <table:table-cell table:formula="of:=SQRT([.E62]*[.E62]+[.D62]*[.D62]+[.C62]*[.C62]+[.B62]*[.B62])" office:value-type="float" office:value="481.532968757073" calcext:value-type="float">
            <text:p>481.532968757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o F9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373" calcext:value-type="float">
            <text:p>373</text:p>
          </table:table-cell>
          <table:table-cell office:value-type="float" office:value="262" calcext:value-type="float">
            <text:p>262</text:p>
          </table:table-cell>
          <table:table-cell table:formula="of:=SQRT([.E63]*[.E63]+[.D63]*[.D63]+[.C63]*[.C63]+[.B63]*[.B63])" office:value-type="float" office:value="493.941292058075" calcext:value-type="float">
            <text:p>493.94129205807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9 (SDM845)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office:value-type="float" office:value="460" calcext:value-type="float">
            <text:p>460</text:p>
          </table:table-cell>
          <table:table-cell table:formula="of:=SQRT([.E64]*[.E64]+[.D64]*[.D64]+[.C64]*[.C64]+[.B64]*[.B64])" office:value-type="float" office:value="502.238986937494" calcext:value-type="float">
            <text:p>502.238986937494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Google Pixel 2</text:p>
          </table:table-cell>
          <table:table-cell office:value-type="float" office:value="211" calcext:value-type="float">
            <text:p>211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422" calcext:value-type="float">
            <text:p>422</text:p>
          </table:table-cell>
          <table:table-cell table:formula="of:=SQRT([.E65]*[.E65]+[.D65]*[.D65]+[.C65]*[.C65]+[.B65]*[.B65])" office:value-type="float" office:value="506.137333141905" calcext:value-type="float">
            <text:p>506.13733314190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8s</text:p>
          </table:table-cell>
          <table:table-cell office:value-type="float" office:value="167" calcext:value-type="float">
            <text:p>167</text:p>
          </table:table-cell>
          <table:table-cell office:value-type="float" office:value="309" calcext:value-type="float">
            <text:p>309</text:p>
          </table:table-cell>
          <table:table-cell office:value-type="float" office:value="231" calcext:value-type="float">
            <text:p>231</text:p>
          </table:table-cell>
          <table:table-cell office:value-type="float" office:value="287" calcext:value-type="float">
            <text:p>287</text:p>
          </table:table-cell>
          <table:table-cell table:formula="of:=SQRT([.E66]*[.E66]+[.D66]*[.D66]+[.C66]*[.C66]+[.B66]*[.B66])" office:value-type="float" office:value="509.018663704977" calcext:value-type="float">
            <text:p>509.018663704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o R17 Pro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404" calcext:value-type="float">
            <text:p>404</text:p>
          </table:table-cell>
          <table:table-cell table:formula="of:=SQRT([.E67]*[.E67]+[.D67]*[.D67]+[.C67]*[.C67]+[.B67]*[.B67])" office:value-type="float" office:value="511.102729399873" calcext:value-type="float">
            <text:p>511.1027293998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7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table:formula="of:=SQRT([.E68]*[.E68]+[.D68]*[.D68]+[.C68]*[.C68]+[.B68]*[.B68])" office:value-type="float" office:value="513.76064465858" calcext:value-type="float">
            <text:p>513.7606446585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Note8 (MSM8998)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91" calcext:value-type="float">
            <text:p>91</text:p>
          </table:table-cell>
          <table:table-cell office:value-type="float" office:value="405" calcext:value-type="float">
            <text:p>405</text:p>
          </table:table-cell>
          <table:table-cell table:formula="of:=SQRT([.E69]*[.E69]+[.D69]*[.D69]+[.C69]*[.C69]+[.B69]*[.B69])" office:value-type="float" office:value="518.334833867067" calcext:value-type="float">
            <text:p>518.334833867067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Note 9 (Exynos 9 Octa)</text:p>
          </table:table-cell>
          <table:table-cell office:value-type="float" office:value="102" calcext:value-type="float">
            <text:p>102</text:p>
          </table:table-cell>
          <table:table-cell office:value-type="float" office:value="350" calcext:value-type="float">
            <text:p>350</text:p>
          </table:table-cell>
          <table:table-cell office:value-type="float" office:value="120" calcext:value-type="float">
            <text:p>120</text:p>
          </table:table-cell>
          <table:table-cell office:value-type="float" office:value="367" calcext:value-type="float">
            <text:p>367</text:p>
          </table:table-cell>
          <table:table-cell table:formula="of:=SQRT([.E70]*[.E70]+[.D70]*[.D70]+[.C70]*[.C70]+[.B70]*[.B70])" office:value-type="float" office:value="531.030130971869" calcext:value-type="float">
            <text:p>531.030130971869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9 (2018)</text:p>
          </table:table-cell>
          <table:table-cell office:value-type="float" office:value="41" calcext:value-type="float">
            <text:p>41</text:p>
          </table:table-cell>
          <table:table-cell office:value-type="float" office:value="324" calcext:value-type="float">
            <text:p>32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table:formula="of:=SQRT([.E71]*[.E71]+[.D71]*[.D71]+[.C71]*[.C71]+[.B71]*[.B71])" office:value-type="float" office:value="535.986940139403" calcext:value-type="float">
            <text:p>535.98694013940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41</text:p>
          </table:table-cell>
          <table:table-cell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office:value-type="float" office:value="453" calcext:value-type="float">
            <text:p>453</text:p>
          </table:table-cell>
          <table:table-cell office:value-type="float" office:value="196" calcext:value-type="float">
            <text:p>196</text:p>
          </table:table-cell>
          <table:table-cell table:formula="of:=SQRT([.E72]*[.E72]+[.D72]*[.D72]+[.C72]*[.C72]+[.B72]*[.B72])" office:value-type="float" office:value="541.053601780822" calcext:value-type="float">
            <text:p>541.053601780822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31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459" calcext:value-type="float">
            <text:p>459</text:p>
          </table:table-cell>
          <table:table-cell office:value-type="float" office:value="208" calcext:value-type="float">
            <text:p>208</text:p>
          </table:table-cell>
          <table:table-cell table:formula="of:=SQRT([.E73]*[.E73]+[.D73]*[.D73]+[.C73]*[.C73]+[.B73]*[.B73])" office:value-type="float" office:value="542.559674137325" calcext:value-type="float">
            <text:p>542.55967413732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9 (Exynos 9 Octa)</text:p>
          </table:table-cell>
          <table:table-cell office:value-type="float" office:value="76" calcext:value-type="float">
            <text:p>76</text:p>
          </table:table-cell>
          <table:table-cell office:value-type="float" office:value="398" calcext:value-type="float">
            <text:p>398</text:p>
          </table:table-cell>
          <table:table-cell office:value-type="float" office:value="132" calcext:value-type="float">
            <text:p>132</text:p>
          </table:table-cell>
          <table:table-cell office:value-type="float" office:value="358" calcext:value-type="float">
            <text:p>358</text:p>
          </table:table-cell>
          <table:table-cell table:formula="of:=SQRT([.E74]*[.E74]+[.D74]*[.D74]+[.C74]*[.C74]+[.B74]*[.B74])" office:value-type="float" office:value="556.568055137914" calcext:value-type="float">
            <text:p>556.5680551379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Z3 Play</text:p>
          </table:table-cell>
          <table:table-cell office:value-type="float" office:value="81" calcext:value-type="float">
            <text:p>81</text:p>
          </table:table-cell>
          <table:table-cell office:value-type="float" office:value="225" calcext:value-type="float">
            <text:p>225</text:p>
          </table:table-cell>
          <table:table-cell office:value-type="float" office:value="428" calcext:value-type="float">
            <text:p>428</text:p>
          </table:table-cell>
          <table:table-cell office:value-type="float" office:value="282" calcext:value-type="float">
            <text:p>282</text:p>
          </table:table-cell>
          <table:table-cell table:formula="of:=SQRT([.E75]*[.E75]+[.D75]*[.D75]+[.C75]*[.C75]+[.B75]*[.B75])" office:value-type="float" office:value="565.591725540606" calcext:value-type="float">
            <text:p>565.591725540606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51</text:p>
          </table:table-cell>
          <table:table-cell office:value-type="float" office:value="40" calcext:value-type="float">
            <text:p>40</text:p>
          </table:table-cell>
          <table:table-cell office:value-type="float" office:value="460" calcext:value-type="float">
            <text:p>460</text:p>
          </table:table-cell>
          <table:table-cell office:value-type="float" office:value="287" calcext:value-type="float">
            <text:p>287</text:p>
          </table:table-cell>
          <table:table-cell office:value-type="float" office:value="158" calcext:value-type="float">
            <text:p>158</text:p>
          </table:table-cell>
          <table:table-cell table:formula="of:=SQRT([.E76]*[.E76]+[.D76]*[.D76]+[.C76]*[.C76]+[.B76]*[.B76])" office:value-type="float" office:value="566.156338832305" calcext:value-type="float">
            <text:p>566.15633883230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9+ (Exynos 9 Octa)</text:p>
          </table:table-cell>
          <table:table-cell office:value-type="float" office:value="132" calcext:value-type="float">
            <text:p>132</text:p>
          </table:table-cell>
          <table:table-cell office:value-type="float" office:value="411" calcext:value-type="float">
            <text:p>411</text:p>
          </table:table-cell>
          <table:table-cell office:value-type="float" office:value="131" calcext:value-type="float">
            <text:p>131</text:p>
          </table:table-cell>
          <table:table-cell office:value-type="float" office:value="352" calcext:value-type="float">
            <text:p>352</text:p>
          </table:table-cell>
          <table:table-cell table:formula="of:=SQRT([.E77]*[.E77]+[.D77]*[.D77]+[.C77]*[.C77]+[.B77]*[.B77])" office:value-type="float" office:value="572.197518344846" calcext:value-type="float">
            <text:p>572.1975183448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6 Pro</text:p>
          </table:table-cell>
          <table:table-cell office:value-type="float" office:value="50" calcext:value-type="float">
            <text:p>50</text:p>
          </table:table-cell>
          <table:table-cell office:value-type="float" office:value="326" calcext:value-type="float">
            <text:p>326</text:p>
          </table:table-cell>
          <table:table-cell office:value-type="float" office:value="432" calcext:value-type="float">
            <text:p>432</text:p>
          </table:table-cell>
          <table:table-cell office:value-type="float" office:value="231" calcext:value-type="float">
            <text:p>231</text:p>
          </table:table-cell>
          <table:table-cell table:formula="of:=SQRT([.E78]*[.E78]+[.D78]*[.D78]+[.C78]*[.C78]+[.B78]*[.B78])" office:value-type="float" office:value="590.559903820095" calcext:value-type="float">
            <text:p>590.55990382009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10 Plus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435" calcext:value-type="float">
            <text:p>435</text:p>
          </table:table-cell>
          <table:table-cell office:value-type="float" office:value="347" calcext:value-type="float">
            <text:p>347</text:p>
          </table:table-cell>
          <table:table-cell table:formula="of:=SQRT([.E79]*[.E79]+[.D79]*[.D79]+[.C79]*[.C79]+[.B79]*[.B79])" office:value-type="float" office:value="600.239119018413" calcext:value-type="float">
            <text:p>600.23911901841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21s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44" calcext:value-type="float">
            <text:p>544</text:p>
          </table:table-cell>
          <table:table-cell office:value-type="float" office:value="114" calcext:value-type="float">
            <text:p>114</text:p>
          </table:table-cell>
          <table:table-cell table:formula="of:=SQRT([.E80]*[.E80]+[.D80]*[.D80]+[.C80]*[.C80]+[.B80]*[.B80])" office:value-type="float" office:value="611.990195999903" calcext:value-type="float">
            <text:p>611.9901959999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 ZenFone 4 ZE554KL S66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92" calcext:value-type="float">
            <text:p>292</text:p>
          </table:table-cell>
          <table:table-cell office:value-type="float" office:value="464" calcext:value-type="float">
            <text:p>464</text:p>
          </table:table-cell>
          <table:table-cell table:formula="of:=SQRT([.E81]*[.E81]+[.D81]*[.D81]+[.C81]*[.C81]+[.B81]*[.B81])" office:value-type="float" office:value="617.288425292424" calcext:value-type="float">
            <text:p>617.2884252924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9</text:p>
          </table:table-cell>
          <table:table-cell office:value-type="float" office:value="182" calcext:value-type="float">
            <text:p>182</text:p>
          </table:table-cell>
          <table:table-cell office:value-type="float" office:value="310" calcext:value-type="float">
            <text:p>310</text:p>
          </table:table-cell>
          <table:table-cell office:value-type="float" office:value="410" calcext:value-type="float">
            <text:p>410</text:p>
          </table:table-cell>
          <table:table-cell office:value-type="float" office:value="305" calcext:value-type="float">
            <text:p>305</text:p>
          </table:table-cell>
          <table:table-cell table:formula="of:=SQRT([.E82]*[.E82]+[.D82]*[.D82]+[.C82]*[.C82]+[.B82]*[.B82])" office:value-type="float" office:value="624.779160984103" calcext:value-type="float">
            <text:p>624.779160984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P Smart 2019</text:p>
          </table:table-cell>
          <table:table-cell office:value-type="float" office:value="54" calcext:value-type="float">
            <text:p>54</text:p>
          </table:table-cell>
          <table:table-cell office:value-type="float" office:value="245" calcext:value-type="float">
            <text:p>245</text:p>
          </table:table-cell>
          <table:table-cell office:value-type="float" office:value="551" calcext:value-type="float">
            <text:p>551</text:p>
          </table:table-cell>
          <table:table-cell office:value-type="float" office:value="191" calcext:value-type="float">
            <text:p>191</text:p>
          </table:table-cell>
          <table:table-cell table:formula="of:=SQRT([.E83]*[.E83]+[.D83]*[.D83]+[.C83]*[.C83]+[.B83]*[.B83])" office:value-type="float" office:value="634.840924956796" calcext:value-type="float">
            <text:p>634.840924956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 ZenFone 5 ZE620KL</text:p>
          </table:table-cell>
          <table:table-cell office:value-type="float" office:value="135" calcext:value-type="float">
            <text:p>135</text:p>
          </table:table-cell>
          <table:table-cell office:value-type="float" office:value="243" calcext:value-type="float">
            <text:p>243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table:formula="of:=SQRT([.E84]*[.E84]+[.D84]*[.D84]+[.C84]*[.C84]+[.B84]*[.B84])" office:value-type="float" office:value="648.149674072278" calcext:value-type="float">
            <text:p>648.14967407227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Note8 (Exynos 9 Octa)</text:p>
          </table:table-cell>
          <table:table-cell office:value-type="float" office:value="154" calcext:value-type="float">
            <text:p>154</text:p>
          </table:table-cell>
          <table:table-cell office:value-type="float" office:value="475" calcext:value-type="float">
            <text:p>475</text:p>
          </table:table-cell>
          <table:table-cell office:value-type="float" office:value="158" calcext:value-type="float">
            <text:p>158</text:p>
          </table:table-cell>
          <table:table-cell office:value-type="float" office:value="384" calcext:value-type="float">
            <text:p>384</text:p>
          </table:table-cell>
          <table:table-cell table:formula="of:=SQRT([.E85]*[.E85]+[.D85]*[.D85]+[.C85]*[.C85]+[.B85]*[.B85])" office:value-type="float" office:value="649.431289668122" calcext:value-type="float">
            <text:p>649.431289668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A2</text:p>
          </table:table-cell>
          <table:table-cell office:value-type="float" office:value="183" calcext:value-type="float">
            <text:p>183</text:p>
          </table:table-cell>
          <table:table-cell office:value-type="float" office:value="254" calcext:value-type="float">
            <text:p>254</text:p>
          </table:table-cell>
          <table:table-cell office:value-type="float" office:value="312" calcext:value-type="float">
            <text:p>312</text:p>
          </table:table-cell>
          <table:table-cell office:value-type="float" office:value="502" calcext:value-type="float">
            <text:p>502</text:p>
          </table:table-cell>
          <table:table-cell table:formula="of:=SQRT([.E86]*[.E86]+[.D86]*[.D86]+[.C86]*[.C86]+[.B86]*[.B86])" office:value-type="float" office:value="668.844526029779" calcext:value-type="float">
            <text:p>668.8445260297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view BV9600 Pro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09" calcext:value-type="float">
            <text:p>609</text:p>
          </table:table-cell>
          <table:table-cell office:value-type="float" office:value="277" calcext:value-type="float">
            <text:p>277</text:p>
          </table:table-cell>
          <table:table-cell table:formula="of:=SQRT([.E87]*[.E87]+[.D87]*[.D87]+[.C87]*[.C87]+[.B87]*[.B87])" office:value-type="float" office:value="672.205325774796" calcext:value-type="float">
            <text:p>672.205325774796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50</text:p>
          </table:table-cell>
          <table:table-cell office:value-type="float" office:value="56" calcext:value-type="float">
            <text:p>56</text:p>
          </table:table-cell>
          <table:table-cell office:value-type="float" office:value="384" calcext:value-type="float">
            <text:p>384</text:p>
          </table:table-cell>
          <table:table-cell office:value-type="float" office:value="421" calcext:value-type="float">
            <text:p>421</text:p>
          </table:table-cell>
          <table:table-cell office:value-type="float" office:value="362" calcext:value-type="float">
            <text:p>362</text:p>
          </table:table-cell>
          <table:table-cell table:formula="of:=SQRT([.E88]*[.E88]+[.D88]*[.D88]+[.C88]*[.C88]+[.B88]*[.B88])" office:value-type="float" office:value="677.404605830223" calcext:value-type="float">
            <text:p>677.404605830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X5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562" calcext:value-type="float">
            <text:p>562</text:p>
          </table:table-cell>
          <table:table-cell office:value-type="float" office:value="377" calcext:value-type="float">
            <text:p>377</text:p>
          </table:table-cell>
          <table:table-cell table:formula="of:=SQRT([.E89]*[.E89]+[.D89]*[.D89]+[.C89]*[.C89]+[.B89]*[.B89])" office:value-type="float" office:value="699.526983039253" calcext:value-type="float">
            <text:p>699.526983039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5</text:p>
          </table:table-cell>
          <table:table-cell office:value-type="float" office:value="232" calcext:value-type="float">
            <text:p>232</text:p>
          </table:table-cell>
          <table:table-cell office:value-type="float" office:value="328" calcext:value-type="float">
            <text:p>328</text:p>
          </table:table-cell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table:formula="of:=SQRT([.E90]*[.E90]+[.D90]*[.D90]+[.C90]*[.C90]+[.B90]*[.B90])" office:value-type="float" office:value="705.822923968895" calcext:value-type="float">
            <text:p>705.82292396889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8+ (Exynos 9 Octa)</text:p>
          </table:table-cell>
          <table:table-cell office:value-type="float" office:value="213" calcext:value-type="float">
            <text:p>213</text:p>
          </table:table-cell>
          <table:table-cell office:value-type="float" office:value="445" calcext:value-type="float">
            <text:p>445</text:p>
          </table:table-cell>
          <table:table-cell office:value-type="float" office:value="194" calcext:value-type="float">
            <text:p>194</text:p>
          </table:table-cell>
          <table:table-cell office:value-type="float" office:value="470" calcext:value-type="float">
            <text:p>470</text:p>
          </table:table-cell>
          <table:table-cell table:formula="of:=SQRT([.E91]*[.E91]+[.D91]*[.D91]+[.C91]*[.C91]+[.B91]*[.B91])" office:value-type="float" office:value="708.470182858813" calcext:value-type="float">
            <text:p>708.47018285881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8 (Exynos 9 Octa)</text:p>
          </table:table-cell>
          <table:table-cell office:value-type="float" office:value="199" calcext:value-type="float">
            <text:p>199</text:p>
          </table:table-cell>
          <table:table-cell office:value-type="float" office:value="483" calcext:value-type="float">
            <text:p>483</text:p>
          </table:table-cell>
          <table:table-cell office:value-type="float" office:value="192" calcext:value-type="float">
            <text:p>192</text:p>
          </table:table-cell>
          <table:table-cell office:value-type="float" office:value="476" calcext:value-type="float">
            <text:p>476</text:p>
          </table:table-cell>
          <table:table-cell table:formula="of:=SQRT([.E92]*[.E92]+[.D92]*[.D92]+[.C92]*[.C92]+[.B92]*[.B92])" office:value-type="float" office:value="732.345546856127" calcext:value-type="float">
            <text:p>732.345546856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8</text:p>
          </table:table-cell>
          <table:table-cell office:value-type="float" office:value="241" calcext:value-type="float">
            <text:p>241</text:p>
          </table:table-cell>
          <table:table-cell office:value-type="float" office:value="316" calcext:value-type="float">
            <text:p>316</text:p>
          </table:table-cell>
          <table:table-cell office:value-type="float" office:value="565" calcext:value-type="float">
            <text:p>565</text:p>
          </table:table-cell>
          <table:table-cell office:value-type="float" office:value="296" calcext:value-type="float">
            <text:p>296</text:p>
          </table:table-cell>
          <table:table-cell table:formula="of:=SQRT([.E93]*[.E93]+[.D93]*[.D93]+[.C93]*[.C93]+[.B93]*[.B93])" office:value-type="float" office:value="751.517132206579" calcext:value-type="float">
            <text:p>751.5171322065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6.1 Plus</text:p>
          </table:table-cell>
          <table:table-cell office:value-type="float" office:value="225" calcext:value-type="float">
            <text:p>225</text:p>
          </table:table-cell>
          <table:table-cell office:value-type="float" office:value="275" calcext:value-type="float">
            <text:p>275</text:p>
          </table:table-cell>
          <table:table-cell office:value-type="float" office:value="433" calcext:value-type="float">
            <text:p>433</text:p>
          </table:table-cell>
          <table:table-cell office:value-type="float" office:value="522" calcext:value-type="float">
            <text:p>522</text:p>
          </table:table-cell>
          <table:table-cell table:formula="of:=SQRT([.E94]*[.E94]+[.D94]*[.D94]+[.C94]*[.C94]+[.B94]*[.B94])" office:value-type="float" office:value="765.652009727657" calcext:value-type="float">
            <text:p>765.6520097276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X4</text:p>
          </table:table-cell>
          <table:table-cell office:value-type="float" office:value="139" calcext:value-type="float">
            <text:p>139</text:p>
          </table:table-cell>
          <table:table-cell office:value-type="float" office:value="501" calcext:value-type="float">
            <text:p>501</text:p>
          </table:table-cell>
          <table:table-cell office:value-type="float" office:value="481" calcext:value-type="float">
            <text:p>481</text:p>
          </table:table-cell>
          <table:table-cell office:value-type="float" office:value="310" calcext:value-type="float">
            <text:p>310</text:p>
          </table:table-cell>
          <table:table-cell table:formula="of:=SQRT([.E95]*[.E95]+[.D95]*[.D95]+[.C95]*[.C95]+[.B95]*[.B95])" office:value-type="float" office:value="773.164277498644" calcext:value-type="float">
            <text:p>773.1642774986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7</text:p>
          </table:table-cell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office:value-type="float" office:value="662" calcext:value-type="float">
            <text:p>662</text:p>
          </table:table-cell>
          <table:table-cell office:value-type="float" office:value="261" calcext:value-type="float">
            <text:p>261</text:p>
          </table:table-cell>
          <table:table-cell table:formula="of:=SQRT([.E96]*[.E96]+[.D96]*[.D96]+[.C96]*[.C96]+[.B96]*[.B96])" office:value-type="float" office:value="773.789377027108" calcext:value-type="float">
            <text:p>773.789377027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 ZenFone 4 ZE554KL S630</text:p>
          </table:table-cell>
          <table:table-cell office:value-type="float" office:value="44" calcext:value-type="float">
            <text:p>44</text:p>
          </table:table-cell>
          <table:table-cell office:value-type="float" office:value="358" calcext:value-type="float">
            <text:p>358</text:p>
          </table:table-cell>
          <table:table-cell office:value-type="float" office:value="478" calcext:value-type="float">
            <text:p>478</text:p>
          </table:table-cell>
          <table:table-cell office:value-type="float" office:value="507" calcext:value-type="float">
            <text:p>507</text:p>
          </table:table-cell>
          <table:table-cell table:formula="of:=SQRT([.E97]*[.E97]+[.D97]*[.D97]+[.C97]*[.C97]+[.B97]*[.B97])" office:value-type="float" office:value="784.622839331102" calcext:value-type="float">
            <text:p>784.622839331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DROID Turbo 2</text:p>
          </table:table-cell>
          <table:table-cell office:value-type="float" office:value="218" calcext:value-type="float">
            <text:p>218</text:p>
          </table:table-cell>
          <table:table-cell office:value-type="float" office:value="636" calcext:value-type="float">
            <text:p>636</text:p>
          </table:table-cell>
          <table:table-cell office:value-type="float" office:value="254" calcext:value-type="float">
            <text:p>254</text:p>
          </table:table-cell>
          <table:table-cell office:value-type="float" office:value="336" calcext:value-type="float">
            <text:p>336</text:p>
          </table:table-cell>
          <table:table-cell table:formula="of:=SQRT([.E98]*[.E98]+[.D98]*[.D98]+[.C98]*[.C98]+[.B98]*[.B98])" office:value-type="float" office:value="793.367506266799" calcext:value-type="float">
            <text:p>793.3675062667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P9</text:p>
          </table:table-cell>
          <table:table-cell office:value-type="float" office:value="192" calcext:value-type="float">
            <text:p>192</text:p>
          </table:table-cell>
          <table:table-cell office:value-type="float" office:value="305" calcext:value-type="float">
            <text:p>305</text:p>
          </table:table-cell>
          <table:table-cell office:value-type="float" office:value="660" calcext:value-type="float">
            <text:p>660</text:p>
          </table:table-cell>
          <table:table-cell office:value-type="float" office:value="288" calcext:value-type="float">
            <text:p>288</text:p>
          </table:table-cell>
          <table:table-cell table:formula="of:=SQRT([.E99]*[.E99]+[.D99]*[.D99]+[.C99]*[.C99]+[.B99]*[.B99])" office:value-type="float" office:value="805.25337627358" calcext:value-type="float">
            <text:p>805.2533762735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6 Edge</text:p>
          </table:table-cell>
          <table:table-cell office:value-type="float" office:value="267" calcext:value-type="float">
            <text:p>267</text:p>
          </table:table-cell>
          <table:table-cell office:value-type="float" office:value="529" calcext:value-type="float">
            <text:p>529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table:formula="of:=SQRT([.E100]*[.E100]+[.D100]*[.D100]+[.C100]*[.C100]+[.B100]*[.B100])" office:value-type="float" office:value="838.614929511751" calcext:value-type="float">
            <text:p>838.614929511751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XA2 Ultra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office:value-type="float" office:value="516" calcext:value-type="float">
            <text:p>516</text:p>
          </table:table-cell>
          <table:table-cell table:formula="of:=SQRT([.E101]*[.E101]+[.D101]*[.D101]+[.C101]*[.C101]+[.B101]*[.B101])" office:value-type="float" office:value="839.906542420048" calcext:value-type="float">
            <text:p>839.906542420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 S52</text:p>
          </table:table-cell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office:value-type="float" office:value="788" calcext:value-type="float">
            <text:p>788</text:p>
          </table:table-cell>
          <table:table-cell office:value-type="float" office:value="213" calcext:value-type="float">
            <text:p>213</text:p>
          </table:table-cell>
          <table:table-cell table:formula="of:=SQRT([.E102]*[.E102]+[.D102]*[.D102]+[.C102]*[.C102]+[.B102]*[.B102])" office:value-type="float" office:value="849.247902558493" calcext:value-type="float">
            <text:p>849.24790255849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Note 5</text:p>
          </table:table-cell>
          <table:table-cell office:value-type="float" office:value="219" calcext:value-type="float">
            <text:p>219</text:p>
          </table:table-cell>
          <table:table-cell office:value-type="float" office:value="512" calcext:value-type="float">
            <text:p>512</text:p>
          </table:table-cell>
          <table:table-cell office:value-type="float" office:value="419" calcext:value-type="float">
            <text:p>419</text:p>
          </table:table-cell>
          <table:table-cell office:value-type="float" office:value="505" calcext:value-type="float">
            <text:p>505</text:p>
          </table:table-cell>
          <table:table-cell table:formula="of:=SQRT([.E103]*[.E103]+[.D103]*[.D103]+[.C103]*[.C103]+[.B103]*[.B103])" office:value-type="float" office:value="860.634068579672" calcext:value-type="float">
            <text:p>860.6340685796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One</text:p>
          </table:table-cell>
          <table:table-cell office:value-type="float" office:value="140" calcext:value-type="float">
            <text:p>140</text:p>
          </table:table-cell>
          <table:table-cell office:value-type="float" office:value="462" calcext:value-type="float">
            <text:p>462</text:p>
          </table:table-cell>
          <table:table-cell office:value-type="float" office:value="688" calcext:value-type="float">
            <text:p>688</text:p>
          </table:table-cell>
          <table:table-cell office:value-type="float" office:value="205" calcext:value-type="float">
            <text:p>205</text:p>
          </table:table-cell>
          <table:table-cell table:formula="of:=SQRT([.E104]*[.E104]+[.D104]*[.D104]+[.C104]*[.C104]+[.B104]*[.B104])" office:value-type="float" office:value="865.108663694914" calcext:value-type="float">
            <text:p>865.1086636949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G5</text:p>
          </table:table-cell>
          <table:table-cell office:value-type="float" office:value="236" calcext:value-type="float">
            <text:p>236</text:p>
          </table:table-cell>
          <table:table-cell office:value-type="float" office:value="425" calcext:value-type="float">
            <text:p>425</text:p>
          </table:table-cell>
          <table:table-cell office:value-type="float" office:value="207" calcext:value-type="float">
            <text:p>207</text:p>
          </table:table-cell>
          <table:table-cell office:value-type="float" office:value="696" calcext:value-type="float">
            <text:p>696</text:p>
          </table:table-cell>
          <table:table-cell table:formula="of:=SQRT([.E105]*[.E105]+[.D105]*[.D105]+[.C105]*[.C105]+[.B105]*[.B105])" office:value-type="float" office:value="873.834080360797" calcext:value-type="float">
            <text:p>873.8340803607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 ZenFone 3 Zoom ZE553KL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711" calcext:value-type="float">
            <text:p>711</text:p>
          </table:table-cell>
          <table:table-cell office:value-type="float" office:value="467" calcext:value-type="float">
            <text:p>467</text:p>
          </table:table-cell>
          <table:table-cell table:formula="of:=SQRT([.E106]*[.E106]+[.D106]*[.D106]+[.C106]*[.C106]+[.B106]*[.B106])" office:value-type="float" office:value="883.03284197135" calcext:value-type="float">
            <text:p>883.0328419713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6</text:p>
          </table:table-cell>
          <table:table-cell office:value-type="float" office:value="259" calcext:value-type="float">
            <text:p>259</text:p>
          </table:table-cell>
          <table:table-cell office:value-type="float" office:value="547" calcext:value-type="float">
            <text:p>547</text:p>
          </table:table-cell>
          <table:table-cell office:value-type="float" office:value="398" calcext:value-type="float">
            <text:p>398</text:p>
          </table:table-cell>
          <table:table-cell office:value-type="float" office:value="512" calcext:value-type="float">
            <text:p>512</text:p>
          </table:table-cell>
          <table:table-cell table:formula="of:=SQRT([.E107]*[.E107]+[.D107]*[.D107]+[.C107]*[.C107]+[.B107]*[.B107])" office:value-type="float" office:value="887.038894299455" calcext:value-type="float">
            <text:p>887.0388942994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 Aquaris X Pro</text:p>
          </table:table-cell>
          <table:table-cell office:value-type="float" office:value="137" calcext:value-type="float">
            <text:p>137</text:p>
          </table:table-cell>
          <table:table-cell office:value-type="float" office:value="456" calcext:value-type="float">
            <text:p>456</text:p>
          </table:table-cell>
          <table:table-cell office:value-type="float" office:value="709" calcext:value-type="float">
            <text:p>709</text:p>
          </table:table-cell>
          <table:table-cell office:value-type="float" office:value="254" calcext:value-type="float">
            <text:p>254</text:p>
          </table:table-cell>
          <table:table-cell table:formula="of:=SQRT([.E108]*[.E108]+[.D108]*[.D108]+[.C108]*[.C108]+[.B108]*[.B108])" office:value-type="float" office:value="891.011784433854" calcext:value-type="float">
            <text:p>891.011784433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6 (2018)</text:p>
          </table:table-cell>
          <table:table-cell office:value-type="float" office:value="157" calcext:value-type="float">
            <text:p>157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59" calcext:value-type="float">
            <text:p>559</text:p>
          </table:table-cell>
          <table:table-cell table:formula="of:=SQRT([.E109]*[.E109]+[.D109]*[.D109]+[.C109]*[.C109]+[.B109]*[.B109])" office:value-type="float" office:value="899.76219080377" calcext:value-type="float">
            <text:p>899.76219080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A1</text:p>
          </table:table-cell>
          <table:table-cell office:value-type="float" office:value="130" calcext:value-type="float">
            <text:p>130</text:p>
          </table:table-cell>
          <table:table-cell office:value-type="float" office:value="433" calcext:value-type="float">
            <text:p>433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table:formula="of:=SQRT([.E110]*[.E110]+[.D110]*[.D110]+[.C110]*[.C110]+[.B110]*[.B110])" office:value-type="float" office:value="907.738398438669" calcext:value-type="float">
            <text:p>907.7383984386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ovo P2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715" calcext:value-type="float">
            <text:p>715</text:p>
          </table:table-cell>
          <table:table-cell office:value-type="float" office:value="224" calcext:value-type="float">
            <text:p>224</text:p>
          </table:table-cell>
          <table:table-cell table:formula="of:=SQRT([.E111]*[.E111]+[.D111]*[.D111]+[.C111]*[.C111]+[.B111]*[.B111])" office:value-type="float" office:value="909.983516334225" calcext:value-type="float">
            <text:p>909.98351633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A2 Lite</text:p>
          </table:table-cell>
          <table:table-cell office:value-type="float" office:value="34" calcext:value-type="float">
            <text:p>34</text:p>
          </table:table-cell>
          <table:table-cell office:value-type="float" office:value="489" calcext:value-type="float">
            <text:p>489</text:p>
          </table:table-cell>
          <table:table-cell office:value-type="float" office:value="708" calcext:value-type="float">
            <text:p>708</text:p>
          </table:table-cell>
          <table:table-cell office:value-type="float" office:value="309" calcext:value-type="float">
            <text:p>309</text:p>
          </table:table-cell>
          <table:table-cell table:formula="of:=SQRT([.E112]*[.E112]+[.D112]*[.D112]+[.C112]*[.C112]+[.B112]*[.B112])" office:value-type="float" office:value="914.889064313264" calcext:value-type="float">
            <text:p>914.889064313264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8+ 2018</text:p>
          </table:table-cell>
          <table:table-cell office:value-type="float" office:value="65" calcext:value-type="float">
            <text:p>65</text:p>
          </table:table-cell>
          <table:table-cell office:value-type="float" office:value="364" calcext:value-type="float">
            <text:p>364</text:p>
          </table:table-cell>
          <table:table-cell office:value-type="float" office:value="639" calcext:value-type="float">
            <text:p>639</text:p>
          </table:table-cell>
          <table:table-cell office:value-type="float" office:value="579" calcext:value-type="float">
            <text:p>579</text:p>
          </table:table-cell>
          <table:table-cell table:formula="of:=SQRT([.E113]*[.E113]+[.D113]*[.D113]+[.C113]*[.C113]+[.B113]*[.B113])" office:value-type="float" office:value="938.233979346304" calcext:value-type="float">
            <text:p>938.233979346304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6 Active</text:p>
          </table:table-cell>
          <table:table-cell office:value-type="float" office:value="271" calcext:value-type="float">
            <text:p>271</text:p>
          </table:table-cell>
          <table:table-cell office:value-type="float" office:value="601" calcext:value-type="float">
            <text:p>601</text:p>
          </table:table-cell>
          <table:table-cell office:value-type="float" office:value="399" calcext:value-type="float">
            <text:p>399</text:p>
          </table:table-cell>
          <table:table-cell office:value-type="float" office:value="538" calcext:value-type="float">
            <text:p>538</text:p>
          </table:table-cell>
          <table:table-cell table:formula="of:=SQRT([.E114]*[.E114]+[.D114]*[.D114]+[.C114]*[.C114]+[.B114]*[.B114])" office:value-type="float" office:value="939.833495891693" calcext:value-type="float">
            <text:p>939.83349589169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40</text:p>
          </table:table-cell>
          <table:table-cell office:value-type="float" office:value="82" calcext:value-type="float">
            <text:p>82</text:p>
          </table:table-cell>
          <table:table-cell office:value-type="float" office:value="329" calcext:value-type="float">
            <text:p>329</text:p>
          </table:table-cell>
          <table:table-cell office:value-type="float" office:value="681" calcext:value-type="float">
            <text:p>681</text:p>
          </table:table-cell>
          <table:table-cell office:value-type="float" office:value="554" calcext:value-type="float">
            <text:p>554</text:p>
          </table:table-cell>
          <table:table-cell table:formula="of:=SQRT([.E115]*[.E115]+[.D115]*[.D115]+[.C115]*[.C115]+[.B115]*[.B115])" office:value-type="float" office:value="941.085543401874" calcext:value-type="float">
            <text:p>941.0855434018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 ZenFone 3 Deluxe ZS570KL (MSM8996)</text:p>
          </table:table-cell>
          <table:table-cell office:value-type="float" office:value="196" calcext:value-type="float">
            <text:p>196</text:p>
          </table:table-cell>
          <table:table-cell office:value-type="float" office:value="480" calcext:value-type="float">
            <text:p>480</text:p>
          </table:table-cell>
          <table:table-cell office:value-type="float" office:value="155" calcext:value-type="float">
            <text:p>155</text:p>
          </table:table-cell>
          <table:table-cell office:value-type="float" office:value="770" calcext:value-type="float">
            <text:p>770</text:p>
          </table:table-cell>
          <table:table-cell table:formula="of:=SQRT([.E116]*[.E116]+[.D116]*[.D116]+[.C116]*[.C116]+[.B116]*[.B116])" office:value-type="float" office:value="941.138140763618" calcext:value-type="float">
            <text:p>941.1381407636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set GX290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799" calcext:value-type="float">
            <text:p>799</text:p>
          </table:table-cell>
          <table:table-cell office:value-type="float" office:value="409" calcext:value-type="float">
            <text:p>409</text:p>
          </table:table-cell>
          <table:table-cell table:formula="of:=SQRT([.E117]*[.E117]+[.D117]*[.D117]+[.C117]*[.C117]+[.B117]*[.B117])" office:value-type="float" office:value="941.776512767228" calcext:value-type="float">
            <text:p>941.77651276722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7 Edge (MSM8996)</text:p>
          </table:table-cell>
          <table:table-cell office:value-type="float" office:value="247" calcext:value-type="float">
            <text:p>247</text:p>
          </table:table-cell>
          <table:table-cell office:value-type="float" office:value="418" calcext:value-type="float">
            <text:p>418</text:p>
          </table:table-cell>
          <table:table-cell office:value-type="float" office:value="206" calcext:value-type="float">
            <text:p>206</text:p>
          </table:table-cell>
          <table:table-cell office:value-type="float" office:value="781" calcext:value-type="float">
            <text:p>781</text:p>
          </table:table-cell>
          <table:table-cell table:formula="of:=SQRT([.E118]*[.E118]+[.D118]*[.D118]+[.C118]*[.C118]+[.B118]*[.B118])" office:value-type="float" office:value="942.40649403535" calcext:value-type="float">
            <text:p>942.40649403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G4</text:p>
          </table:table-cell>
          <table:table-cell office:value-type="float" office:value="265" calcext:value-type="float">
            <text:p>265</text:p>
          </table:table-cell>
          <table:table-cell office:value-type="float" office:value="695" calcext:value-type="float">
            <text:p>695</text:p>
          </table:table-cell>
          <table:table-cell office:value-type="float" office:value="438" calcext:value-type="float">
            <text:p>438</text:p>
          </table:table-cell>
          <table:table-cell office:value-type="float" office:value="397" calcext:value-type="float">
            <text:p>397</text:p>
          </table:table-cell>
          <table:table-cell table:formula="of:=SQRT([.E119]*[.E119]+[.D119]*[.D119]+[.C119]*[.C119]+[.B119]*[.B119])" office:value-type="float" office:value="950.10683609792" calcext:value-type="float">
            <text:p>950.106836097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7A</text:p>
          </table:table-cell>
          <table:table-cell office:value-type="float" office:value="33" calcext:value-type="float">
            <text:p>33</text:p>
          </table:table-cell>
          <table:table-cell office:value-type="float" office:value="474" calcext:value-type="float">
            <text:p>474</text:p>
          </table:table-cell>
          <table:table-cell office:value-type="float" office:value="750" calcext:value-type="float">
            <text:p>750</text:p>
          </table:table-cell>
          <table:table-cell office:value-type="float" office:value="345" calcext:value-type="float">
            <text:p>345</text:p>
          </table:table-cell>
          <table:table-cell table:formula="of:=SQRT([.E120]*[.E120]+[.D120]*[.D120]+[.C120]*[.C120]+[.B120]*[.B120])" office:value-type="float" office:value="952.517716370672" calcext:value-type="float">
            <text:p>952.5177163706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Plus 2</text:p>
          </table:table-cell>
          <table:table-cell office:value-type="float" office:value="252" calcext:value-type="float">
            <text:p>252</text:p>
          </table:table-cell>
          <table:table-cell office:value-type="float" office:value="668" calcext:value-type="float">
            <text:p>668</text:p>
          </table:table-cell>
          <table:table-cell office:value-type="float" office:value="328" calcext:value-type="float">
            <text:p>328</text:p>
          </table:table-cell>
          <table:table-cell office:value-type="float" office:value="563" calcext:value-type="float">
            <text:p>563</text:p>
          </table:table-cell>
          <table:table-cell table:formula="of:=SQRT([.E121]*[.E121]+[.D121]*[.D121]+[.C121]*[.C121]+[.B121]*[.B121])" office:value-type="float" office:value="966.582122739708" calcext:value-type="float">
            <text:p>966.5821227397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Y7 2019</text:p>
          </table:table-cell>
          <table:table-cell office:value-type="float" office:value="113" calcext:value-type="float">
            <text:p>113</text:p>
          </table:table-cell>
          <table:table-cell office:value-type="float" office:value="536" calcext:value-type="float">
            <text:p>536</text:p>
          </table:table-cell>
          <table:table-cell office:value-type="float" office:value="772" calcext:value-type="float">
            <text:p>772</text:p>
          </table:table-cell>
          <table:table-cell office:value-type="float" office:value="226" calcext:value-type="float">
            <text:p>226</text:p>
          </table:table-cell>
          <table:table-cell table:formula="of:=SQRT([.E122]*[.E122]+[.D122]*[.D122]+[.C122]*[.C122]+[.B122]*[.B122])" office:value-type="float" office:value="973.203473072307" calcext:value-type="float">
            <text:p>973.203473072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S2</text:p>
          </table:table-cell>
          <table:table-cell office:value-type="float" office:value="141" calcext:value-type="float">
            <text:p>141</text:p>
          </table:table-cell>
          <table:table-cell office:value-type="float" office:value="492" calcext:value-type="float">
            <text:p>492</text:p>
          </table:table-cell>
          <table:table-cell office:value-type="float" office:value="691" calcext:value-type="float">
            <text:p>691</text:p>
          </table:table-cell>
          <table:table-cell office:value-type="float" office:value="458" calcext:value-type="float">
            <text:p>458</text:p>
          </table:table-cell>
          <table:table-cell table:formula="of:=SQRT([.E123]*[.E123]+[.D123]*[.D123]+[.C123]*[.C123]+[.B123]*[.B123])" office:value-type="float" office:value="974.263824638891" calcext:value-type="float">
            <text:p>974.2638246388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7</text:p>
          </table:table-cell>
          <table:table-cell office:value-type="float" office:value="69" calcext:value-type="float">
            <text:p>69</text:p>
          </table:table-cell>
          <table:table-cell office:value-type="float" office:value="553" calcext:value-type="float">
            <text:p>553</text:p>
          </table:table-cell>
          <table:table-cell office:value-type="float" office:value="487" calcext:value-type="float">
            <text:p>487</text:p>
          </table:table-cell>
          <table:table-cell office:value-type="float" office:value="645" calcext:value-type="float">
            <text:p>645</text:p>
          </table:table-cell>
          <table:table-cell table:formula="of:=SQRT([.E124]*[.E124]+[.D124]*[.D124]+[.C124]*[.C124]+[.B124]*[.B124])" office:value-type="float" office:value="981.71482620973" calcext:value-type="float">
            <text:p>981.71482620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Max (MSM8976)</text:p>
          </table:table-cell>
          <table:table-cell office:value-type="float" office:value="84" calcext:value-type="float">
            <text:p>84</text:p>
          </table:table-cell>
          <table:table-cell office:value-type="float" office:value="385" calcext:value-type="float">
            <text:p>385</text:p>
          </table:table-cell>
          <table:table-cell office:value-type="float" office:value="475" calcext:value-type="float">
            <text:p>475</text:p>
          </table:table-cell>
          <table:table-cell office:value-type="float" office:value="779" calcext:value-type="float">
            <text:p>779</text:p>
          </table:table-cell>
          <table:table-cell table:formula="of:=SQRT([.E125]*[.E125]+[.D125]*[.D125]+[.C125]*[.C125]+[.B125]*[.B125])" office:value-type="float" office:value="993.85461713472" calcext:value-type="float">
            <text:p>993.85461713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 S61</text:p>
          </table:table-cell>
          <table:table-cell office:value-type="float" office:value="29" calcext:value-type="float">
            <text:p>29</text:p>
          </table:table-cell>
          <table:table-cell office:value-type="float" office:value="544" calcext:value-type="float">
            <text:p>544</text:p>
          </table:table-cell>
          <table:table-cell office:value-type="float" office:value="505" calcext:value-type="float">
            <text:p>505</text:p>
          </table:table-cell>
          <table:table-cell office:value-type="float" office:value="663" calcext:value-type="float">
            <text:p>663</text:p>
          </table:table-cell>
          <table:table-cell table:formula="of:=SQRT([.E126]*[.E126]+[.D126]*[.D126]+[.C126]*[.C126]+[.B126]*[.B126])" office:value-type="float" office:value="995.676152169971" calcext:value-type="float">
            <text:p>995.676152169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Pro (MT6797T)</text:p>
          </table:table-cell>
          <table:table-cell office:value-type="float" office:value="189" calcext:value-type="float">
            <text:p>189</text:p>
          </table:table-cell>
          <table:table-cell office:value-type="float" office:value="376" calcext:value-type="float">
            <text:p>376</text:p>
          </table:table-cell>
          <table:table-cell office:value-type="float" office:value="605" calcext:value-type="float">
            <text:p>605</text:p>
          </table:table-cell>
          <table:table-cell office:value-type="float" office:value="683" calcext:value-type="float">
            <text:p>683</text:p>
          </table:table-cell>
          <table:table-cell table:formula="of:=SQRT([.E127]*[.E127]+[.D127]*[.D127]+[.C127]*[.C127]+[.B127]*[.B127])" office:value-type="float" office:value="1004.7940087401" calcext:value-type="float">
            <text:p>1004.7940087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o V9</text:p>
          </table:table-cell>
          <table:table-cell office:value-type="float" office:value="114" calcext:value-type="float">
            <text:p>114</text:p>
          </table:table-cell>
          <table:table-cell office:value-type="float" office:value="417" calcext:value-type="float">
            <text:p>417</text:p>
          </table:table-cell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table:formula="of:=SQRT([.E128]*[.E128]+[.D128]*[.D128]+[.C128]*[.C128]+[.B128]*[.B128])" office:value-type="float" office:value="1009.04657969789" calcext:value-type="float">
            <text:p>1009.04657969789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8 2018</text:p>
          </table:table-cell>
          <table:table-cell office:value-type="float" office:value="73" calcext:value-type="float">
            <text:p>73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646" calcext:value-type="float">
            <text:p>646</text:p>
          </table:table-cell>
          <table:table-cell table:formula="of:=SQRT([.E129]*[.E129]+[.D129]*[.D129]+[.C129]*[.C129]+[.B129]*[.B129])" office:value-type="float" office:value="1009.82028104015" calcext:value-type="float">
            <text:p>1009.82028104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ovo Phab 2 Pro</text:p>
          </table:table-cell>
          <table:table-cell office:value-type="float" office:value="147" calcext:value-type="float">
            <text:p>147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787" calcext:value-type="float">
            <text:p>787</text:p>
          </table:table-cell>
          <table:table-cell table:formula="of:=SQRT([.E130]*[.E130]+[.D130]*[.D130]+[.C130]*[.C130]+[.B130]*[.B130])" office:value-type="float" office:value="1026.05360483749" calcext:value-type="float">
            <text:p>1026.053604837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boo S1</text:p>
          </table:table-cell>
          <table:table-cell office:value-type="float" office:value="212" calcext:value-type="float">
            <text:p>212</text:p>
          </table:table-cell>
          <table:table-cell office:value-type="float" office:value="469" calcext:value-type="float">
            <text:p>469</text:p>
          </table:table-cell>
          <table:table-cell office:value-type="float" office:value="682" calcext:value-type="float">
            <text:p>682</text:p>
          </table:table-cell>
          <table:table-cell office:value-type="float" office:value="570" calcext:value-type="float">
            <text:p>570</text:p>
          </table:table-cell>
          <table:table-cell table:formula="of:=SQRT([.E131]*[.E131]+[.D131]*[.D131]+[.C131]*[.C131]+[.B131]*[.B131])" office:value-type="float" office:value="1027.09736636796" calcext:value-type="float">
            <text:p>1027.09736636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Z Play</text:p>
          </table:table-cell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office:value-type="float" office:value="528" calcext:value-type="float">
            <text:p>528</text:p>
          </table:table-cell>
          <table:table-cell table:formula="of:=SQRT([.E132]*[.E132]+[.D132]*[.D132]+[.C132]*[.C132]+[.B132]*[.B132])" office:value-type="float" office:value="1031.32972419106" calcext:value-type="float">
            <text:p>1031.32972419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3</text:p>
          </table:table-cell>
          <table:table-cell office:value-type="float" office:value="90" calcext:value-type="float">
            <text:p>90</text:p>
          </table:table-cell>
          <table:table-cell office:value-type="float" office:value="399" calcext:value-type="float">
            <text:p>399</text:p>
          </table:table-cell>
          <table:table-cell office:value-type="float" office:value="543" calcext:value-type="float">
            <text:p>543</text:p>
          </table:table-cell>
          <table:table-cell office:value-type="float" office:value="776" calcext:value-type="float">
            <text:p>776</text:p>
          </table:table-cell>
          <table:table-cell table:formula="of:=SQRT([.E133]*[.E133]+[.D133]*[.D133]+[.C133]*[.C133]+[.B133]*[.B133])" office:value-type="float" office:value="1031.66176627808" calcext:value-type="float">
            <text:p>1031.66176627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4 (MSM8953)</text:p>
          </table:table-cell>
          <table:table-cell office:value-type="float" office:value="47" calcext:value-type="float">
            <text:p>47</text:p>
          </table:table-cell>
          <table:table-cell office:value-type="float" office:value="479" calcext:value-type="float">
            <text:p>479</text:p>
          </table:table-cell>
          <table:table-cell office:value-type="float" office:value="738" calcext:value-type="float">
            <text:p>738</text:p>
          </table:table-cell>
          <table:table-cell office:value-type="float" office:value="545" calcext:value-type="float">
            <text:p>545</text:p>
          </table:table-cell>
          <table:table-cell table:formula="of:=SQRT([.E134]*[.E134]+[.D134]*[.D134]+[.C134]*[.C134]+[.B134]*[.B134])" office:value-type="float" office:value="1036.01110032663" calcext:value-type="float">
            <text:p>1036.0111003266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20e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804" calcext:value-type="float">
            <text:p>804</text:p>
          </table:table-cell>
          <table:table-cell office:value-type="float" office:value="576" calcext:value-type="float">
            <text:p>576</text:p>
          </table:table-cell>
          <table:table-cell table:formula="of:=SQRT([.E135]*[.E135]+[.D135]*[.D135]+[.C135]*[.C135]+[.B135]*[.B135])" office:value-type="float" office:value="1039.27715264024" calcext:value-type="float">
            <text:p>1039.27715264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Mate 10 Lite</text:p>
          </table:table-cell>
          <table:table-cell office:value-type="float" office:value="156" calcext:value-type="float">
            <text:p>156</text:p>
          </table:table-cell>
          <table:table-cell office:value-type="float" office:value="408" calcext:value-type="float">
            <text:p>408</text:p>
          </table:table-cell>
          <table:table-cell office:value-type="float" office:value="934" calcext:value-type="float">
            <text:p>934</text:p>
          </table:table-cell>
          <table:table-cell office:value-type="float" office:value="215" calcext:value-type="float">
            <text:p>215</text:p>
          </table:table-cell>
          <table:table-cell table:formula="of:=SQRT([.E136]*[.E136]+[.D136]*[.D136]+[.C136]*[.C136]+[.B136]*[.B136])" office:value-type="float" office:value="1053.27156991917" calcext:value-type="float">
            <text:p>1053.271569919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6</text:p>
          </table:table-cell>
          <table:table-cell office:value-type="float" office:value="200" calcext:value-type="float">
            <text:p>200</text:p>
          </table:table-cell>
          <table:table-cell office:value-type="float" office:value="348" calcext:value-type="float">
            <text:p>348</text:p>
          </table:table-cell>
          <table:table-cell office:value-type="float" office:value="902" calcext:value-type="float">
            <text:p>902</text:p>
          </table:table-cell>
          <table:table-cell office:value-type="float" office:value="387" calcext:value-type="float">
            <text:p>387</text:p>
          </table:table-cell>
          <table:table-cell table:formula="of:=SQRT([.E137]*[.E137]+[.D137]*[.D137]+[.C137]*[.C137]+[.B137]*[.B137])" office:value-type="float" office:value="1060.41359855483" calcext:value-type="float">
            <text:p>1060.41359855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C One (M8) (MSM8974AB v3)</text:p>
          </table:table-cell>
          <table:table-cell office:value-type="float" office:value="186" calcext:value-type="float">
            <text:p>186</text:p>
          </table:table-cell>
          <table:table-cell office:value-type="float" office:value="854" calcext:value-type="float">
            <text:p>854</text:p>
          </table:table-cell>
          <table:table-cell office:value-type="float" office:value="528" calcext:value-type="float">
            <text:p>528</text:p>
          </table:table-cell>
          <table:table-cell office:value-type="float" office:value="289" calcext:value-type="float">
            <text:p>289</text:p>
          </table:table-cell>
          <table:table-cell table:formula="of:=SQRT([.E138]*[.E138]+[.D138]*[.D138]+[.C138]*[.C138]+[.B138]*[.B138])" office:value-type="float" office:value="1061.2337160117" calcext:value-type="float">
            <text:p>1061.2337160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C U Ultra</text:p>
          </table:table-cell>
          <table:table-cell office:value-type="float" office:value="191" calcext:value-type="float">
            <text:p>191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958" calcext:value-type="float">
            <text:p>958</text:p>
          </table:table-cell>
          <table:table-cell table:formula="of:=SQRT([.E139]*[.E139]+[.D139]*[.D139]+[.C139]*[.C139]+[.B139]*[.B139])" office:value-type="float" office:value="1064.81829435824" calcext:value-type="float">
            <text:p>1064.818294358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Play</text:p>
          </table:table-cell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office:value-type="float" office:value="904" calcext:value-type="float">
            <text:p>904</text:p>
          </table:table-cell>
          <table:table-cell office:value-type="float" office:value="496" calcext:value-type="float">
            <text:p>496</text:p>
          </table:table-cell>
          <table:table-cell table:formula="of:=SQRT([.E140]*[.E140]+[.D140]*[.D140]+[.C140]*[.C140]+[.B140]*[.B140])" office:value-type="float" office:value="1067.37106949739" calcext:value-type="float">
            <text:p>1067.37106949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3 Pro</text:p>
          </table:table-cell>
          <table:table-cell office:value-type="float" office:value="92" calcext:value-type="float">
            <text:p>92</text:p>
          </table:table-cell>
          <table:table-cell office:value-type="float" office:value="357" calcext:value-type="float">
            <text:p>357</text:p>
          </table:table-cell>
          <table:table-cell office:value-type="float" office:value="532" calcext:value-type="float">
            <text:p>532</text:p>
          </table:table-cell>
          <table:table-cell office:value-type="float" office:value="850" calcext:value-type="float">
            <text:p>850</text:p>
          </table:table-cell>
          <table:table-cell table:formula="of:=SQRT([.E141]*[.E141]+[.D141]*[.D141]+[.C141]*[.C141]+[.B141]*[.B141])" office:value-type="float" office:value="1068.38055017863" calcext:value-type="float">
            <text:p>1068.380550178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X (2nd Gen)</text:p>
          </table:table-cell>
          <table:table-cell office:value-type="float" office:value="216" calcext:value-type="float">
            <text:p>216</text:p>
          </table:table-cell>
          <table:table-cell office:value-type="float" office:value="716" calcext:value-type="float">
            <text:p>716</text:p>
          </table:table-cell>
          <table:table-cell office:value-type="float" office:value="545" calcext:value-type="float">
            <text:p>545</text:p>
          </table:table-cell>
          <table:table-cell office:value-type="float" office:value="534" calcext:value-type="float">
            <text:p>534</text:p>
          </table:table-cell>
          <table:table-cell table:formula="of:=SQRT([.E142]*[.E142]+[.D142]*[.D142]+[.C142]*[.C142]+[.B142]*[.B142])" office:value-type="float" office:value="1068.40675774725" calcext:value-type="float">
            <text:p>1068.406757747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5 Plus</text:p>
          </table:table-cell>
          <table:table-cell office:value-type="float" office:value="23" calcext:value-type="float">
            <text:p>23</text:p>
          </table:table-cell>
          <table:table-cell office:value-type="float" office:value="467" calcext:value-type="float">
            <text:p>467</text:p>
          </table:table-cell>
          <table:table-cell office:value-type="float" office:value="710" calcext:value-type="float">
            <text:p>710</text:p>
          </table:table-cell>
          <table:table-cell office:value-type="float" office:value="652" calcext:value-type="float">
            <text:p>652</text:p>
          </table:table-cell>
          <table:table-cell table:formula="of:=SQRT([.E143]*[.E143]+[.D143]*[.D143]+[.C143]*[.C143]+[.B143]*[.B143])" office:value-type="float" office:value="1071.36455046823" calcext:value-type="float">
            <text:p>1071.36455046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G6</text:p>
          </table:table-cell>
          <table:table-cell office:value-type="float" office:value="208" calcext:value-type="float">
            <text:p>208</text:p>
          </table:table-cell>
          <table:table-cell office:value-type="float" office:value="588" calcext:value-type="float">
            <text:p>588</text:p>
          </table:table-cell>
          <table:table-cell office:value-type="float" office:value="787" calcext:value-type="float">
            <text:p>787</text:p>
          </table:table-cell>
          <table:table-cell office:value-type="float" office:value="388" calcext:value-type="float">
            <text:p>388</text:p>
          </table:table-cell>
          <table:table-cell table:formula="of:=SQRT([.E144]*[.E144]+[.D144]*[.D144]+[.C144]*[.C144]+[.B144]*[.B144])" office:value-type="float" office:value="1076.53193171406" calcext:value-type="float">
            <text:p>1076.53193171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4 Prime</text:p>
          </table:table-cell>
          <table:table-cell office:value-type="float" office:value="116" calcext:value-type="float">
            <text:p>116</text:p>
          </table:table-cell>
          <table:table-cell office:value-type="float" office:value="393" calcext:value-type="float">
            <text:p>393</text:p>
          </table:table-cell>
          <table:table-cell office:value-type="float" office:value="753" calcext:value-type="float">
            <text:p>753</text:p>
          </table:table-cell>
          <table:table-cell office:value-type="float" office:value="653" calcext:value-type="float">
            <text:p>653</text:p>
          </table:table-cell>
          <table:table-cell table:formula="of:=SQRT([.E145]*[.E145]+[.D145]*[.D145]+[.C145]*[.C145]+[.B145]*[.B145])" office:value-type="float" office:value="1077.64697373491" calcext:value-type="float">
            <text:p>1077.64697373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tel 1S</text:p>
          </table:table-cell>
          <table:table-cell office:value-type="float" office:value="180" calcext:value-type="float">
            <text:p>180</text:p>
          </table:table-cell>
          <table:table-cell office:value-type="float" office:value="321" calcext:value-type="float">
            <text:p>321</text:p>
          </table:table-cell>
          <table:table-cell office:value-type="float" office:value="1011" calcext:value-type="float">
            <text:p>1011</text:p>
          </table:table-cell>
          <table:table-cell office:value-type="float" office:value="150" calcext:value-type="float">
            <text:p>150</text:p>
          </table:table-cell>
          <table:table-cell table:formula="of:=SQRT([.E146]*[.E146]+[.D146]*[.D146]+[.C146]*[.C146]+[.B146]*[.B146])" office:value-type="float" office:value="1086.30658655833" calcext:value-type="float">
            <text:p>1086.3065865583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5 Plus</text:p>
          </table:table-cell>
          <table:table-cell office:value-type="float" office:value="250" calcext:value-type="float">
            <text:p>250</text:p>
          </table:table-cell>
          <table:table-cell office:value-type="float" office:value="866" calcext:value-type="float">
            <text:p>866</text:p>
          </table:table-cell>
          <table:table-cell office:value-type="float" office:value="383" calcext:value-type="float">
            <text:p>383</text:p>
          </table:table-cell>
          <table:table-cell office:value-type="float" office:value="525" calcext:value-type="float">
            <text:p>525</text:p>
          </table:table-cell>
          <table:table-cell table:formula="of:=SQRT([.E147]*[.E147]+[.D147]*[.D147]+[.C147]*[.C147]+[.B147]*[.B147])" office:value-type="float" office:value="1111.20205183396" calcext:value-type="float">
            <text:p>1111.20205183396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30</text:p>
          </table:table-cell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769" calcext:value-type="float">
            <text:p>769</text:p>
          </table:table-cell>
          <table:table-cell office:value-type="float" office:value="672" calcext:value-type="float">
            <text:p>672</text:p>
          </table:table-cell>
          <table:table-cell table:formula="of:=SQRT([.E148]*[.E148]+[.D148]*[.D148]+[.C148]*[.C148]+[.B148]*[.B148])" office:value-type="float" office:value="1112.08857560898" calcext:value-type="float">
            <text:p>1112.0885756089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7 2017</text:p>
          </table:table-cell>
          <table:table-cell office:value-type="float" office:value="48" calcext:value-type="float">
            <text:p>48</text:p>
          </table:table-cell>
          <table:table-cell office:value-type="float" office:value="676" calcext:value-type="float">
            <text:p>676</text:p>
          </table:table-cell>
          <table:table-cell office:value-type="float" office:value="649" calcext:value-type="float">
            <text:p>649</text:p>
          </table:table-cell>
          <table:table-cell office:value-type="float" office:value="604" calcext:value-type="float">
            <text:p>604</text:p>
          </table:table-cell>
          <table:table-cell table:formula="of:=SQRT([.E149]*[.E149]+[.D149]*[.D149]+[.C149]*[.C149]+[.B149]*[.B149])" office:value-type="float" office:value="1115.92876116713" calcext:value-type="float">
            <text:p>1115.9287611671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Note III (MSM8974)</text:p>
          </table:table-cell>
          <table:table-cell office:value-type="float" office:value="263" calcext:value-type="float">
            <text:p>263</text:p>
          </table:table-cell>
          <table:table-cell office:value-type="float" office:value="629" calcext:value-type="float">
            <text:p>629</text:p>
          </table:table-cell>
          <table:table-cell office:value-type="float" office:value="535" calcext:value-type="float">
            <text:p>535</text:p>
          </table:table-cell>
          <table:table-cell office:value-type="float" office:value="705" calcext:value-type="float">
            <text:p>705</text:p>
          </table:table-cell>
          <table:table-cell table:formula="of:=SQRT([.E150]*[.E150]+[.D150]*[.D150]+[.C150]*[.C150]+[.B150]*[.B150])" office:value-type="float" office:value="1117.16605748653" calcext:value-type="float">
            <text:p>1117.166057486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5A (MSM8940)</text:p>
          </table:table-cell>
          <table:table-cell office:value-type="float" office:value="106" calcext:value-type="float">
            <text:p>106</text:p>
          </table:table-cell>
          <table:table-cell office:value-type="float" office:value="577" calcext:value-type="float">
            <text:p>577</text:p>
          </table:table-cell>
          <table:table-cell office:value-type="float" office:value="940" calcext:value-type="float">
            <text:p>940</text:p>
          </table:table-cell>
          <table:table-cell office:value-type="float" office:value="149" calcext:value-type="float">
            <text:p>149</text:p>
          </table:table-cell>
          <table:table-cell table:formula="of:=SQRT([.E151]*[.E151]+[.D151]*[.D151]+[.C151]*[.C151]+[.B151]*[.B151])" office:value-type="float" office:value="1118.01878338425" calcext:value-type="float">
            <text:p>1118.01878338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5</text:p>
          </table:table-cell>
          <table:table-cell office:value-type="float" office:value="174" calcext:value-type="float">
            <text:p>174</text:p>
          </table:table-cell>
          <table:table-cell office:value-type="float" office:value="330" calcext:value-type="float">
            <text:p>330</text:p>
          </table:table-cell>
          <table:table-cell office:value-type="float" office:value="212" calcext:value-type="float">
            <text:p>212</text:p>
          </table:table-cell>
          <table:table-cell office:value-type="float" office:value="1035" calcext:value-type="float">
            <text:p>1035</text:p>
          </table:table-cell>
          <table:table-cell table:formula="of:=SQRT([.E152]*[.E152]+[.D152]*[.D152]+[.C152]*[.C152]+[.B152]*[.B152])" office:value-type="float" office:value="1120.42179557522" calcext:value-type="float">
            <text:p>1120.42179557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P8 Lite 2017</text:p>
          </table:table-cell>
          <table:table-cell office:value-type="float" office:value="78" calcext:value-type="float">
            <text:p>78</text:p>
          </table:table-cell>
          <table:table-cell office:value-type="float" office:value="528" calcext:value-type="float">
            <text:p>528</text:p>
          </table:table-cell>
          <table:table-cell office:value-type="float" office:value="953" calcext:value-type="float">
            <text:p>953</text:p>
          </table:table-cell>
          <table:table-cell office:value-type="float" office:value="264" calcext:value-type="float">
            <text:p>264</text:p>
          </table:table-cell>
          <table:table-cell table:formula="of:=SQRT([.E153]*[.E153]+[.D153]*[.D153]+[.C153]*[.C153]+[.B153]*[.B153])" office:value-type="float" office:value="1123.73172955114" calcext:value-type="float">
            <text:p>1123.73172955114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20</text:p>
          </table:table-cell>
          <table:table-cell office:value-type="float" office:value="15" calcext:value-type="float">
            <text:p>15</text:p>
          </table:table-cell>
          <table:table-cell office:value-type="float" office:value="419" calcext:value-type="float">
            <text:p>419</text:p>
          </table:table-cell>
          <table:table-cell office:value-type="float" office:value="840" calcext:value-type="float">
            <text:p>840</text:p>
          </table:table-cell>
          <table:table-cell office:value-type="float" office:value="622" calcext:value-type="float">
            <text:p>622</text:p>
          </table:table-cell>
          <table:table-cell table:formula="of:=SQRT([.E154]*[.E154]+[.D154]*[.D154]+[.C154]*[.C154]+[.B154]*[.B154])" office:value-type="float" office:value="1126.17494200502" calcext:value-type="float">
            <text:p>1126.17494200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Berry Motion</text:p>
          </table:table-cell>
          <table:table-cell office:value-type="float" office:value="39" calcext:value-type="float">
            <text:p>39</text:p>
          </table:table-cell>
          <table:table-cell office:value-type="float" office:value="493" calcext:value-type="float">
            <text:p>493</text:p>
          </table:table-cell>
          <table:table-cell office:value-type="float" office:value="765" calcext:value-type="float">
            <text:p>765</text:p>
          </table:table-cell>
          <table:table-cell office:value-type="float" office:value="673" calcext:value-type="float">
            <text:p>673</text:p>
          </table:table-cell>
          <table:table-cell table:formula="of:=SQRT([.E155]*[.E155]+[.D155]*[.D155]+[.C155]*[.C155]+[.B155]*[.B155])" office:value-type="float" office:value="1132.57405938861" calcext:value-type="float">
            <text:p>1132.57405938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5</text:p>
          </table:table-cell>
          <table:table-cell office:value-type="float" office:value="67" calcext:value-type="float">
            <text:p>67</text:p>
          </table:table-cell>
          <table:table-cell office:value-type="float" office:value="494" calcext:value-type="float">
            <text:p>494</text:p>
          </table:table-cell>
          <table:table-cell office:value-type="float" office:value="781" calcext:value-type="float">
            <text:p>781</text:p>
          </table:table-cell>
          <table:table-cell office:value-type="float" office:value="660" calcext:value-type="float">
            <text:p>660</text:p>
          </table:table-cell>
          <table:table-cell table:formula="of:=SQRT([.E156]*[.E156]+[.D156]*[.D156]+[.C156]*[.C156]+[.B156]*[.B156])" office:value-type="float" office:value="1137.57900824514" calcext:value-type="float">
            <text:p>1137.57900824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izu Pro 6s</text:p>
          </table:table-cell>
          <table:table-cell office:value-type="float" office:value="215" calcext:value-type="float">
            <text:p>215</text:p>
          </table:table-cell>
          <table:table-cell office:value-type="float" office:value="634" calcext:value-type="float">
            <text:p>634</text:p>
          </table:table-cell>
          <table:table-cell office:value-type="float" office:value="610" calcext:value-type="float">
            <text:p>610</text:p>
          </table:table-cell>
          <table:table-cell office:value-type="float" office:value="698" calcext:value-type="float">
            <text:p>698</text:p>
          </table:table-cell>
          <table:table-cell table:formula="of:=SQRT([.E157]*[.E157]+[.D157]*[.D157]+[.C157]*[.C157]+[.B157]*[.B157])" office:value-type="float" office:value="1143.45310354207" calcext:value-type="float">
            <text:p>1143.453103542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7x</text:p>
          </table:table-cell>
          <table:table-cell office:value-type="float" office:value="226" calcext:value-type="float">
            <text:p>226</text:p>
          </table:table-cell>
          <table:table-cell office:value-type="float" office:value="362" calcext:value-type="float">
            <text:p>362</text:p>
          </table:table-cell>
          <table:table-cell office:value-type="float" office:value="1040" calcext:value-type="float">
            <text:p>1040</text:p>
          </table:table-cell>
          <table:table-cell office:value-type="float" office:value="210" calcext:value-type="float">
            <text:p>210</text:p>
          </table:table-cell>
          <table:table-cell table:formula="of:=SQRT([.E158]*[.E158]+[.D158]*[.D158]+[.C158]*[.C158]+[.B158]*[.B158])" office:value-type="float" office:value="1143.59958027275" calcext:value-type="float">
            <text:p>1143.59958027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5X</text:p>
          </table:table-cell>
          <table:table-cell office:value-type="float" office:value="205" calcext:value-type="float">
            <text:p>205</text:p>
          </table:table-cell>
          <table:table-cell office:value-type="float" office:value="426" calcext:value-type="float">
            <text:p>426</text:p>
          </table:table-cell>
          <table:table-cell office:value-type="float" office:value="722" calcext:value-type="float">
            <text:p>722</text:p>
          </table:table-cell>
          <table:table-cell office:value-type="float" office:value="807" calcext:value-type="float">
            <text:p>807</text:p>
          </table:table-cell>
          <table:table-cell table:formula="of:=SQRT([.E159]*[.E159]+[.D159]*[.D159]+[.C159]*[.C159]+[.B159]*[.B159])" office:value-type="float" office:value="1181.53882712334" calcext:value-type="float">
            <text:p>1181.53882712334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Note 4 (APQ8084AB Pro)</text:p>
          </table:table-cell>
          <table:table-cell office:value-type="float" office:value="254" calcext:value-type="float">
            <text:p>254</text:p>
          </table:table-cell>
          <table:table-cell office:value-type="float" office:value="865" calcext:value-type="float">
            <text:p>865</text:p>
          </table:table-cell>
          <table:table-cell office:value-type="float" office:value="371" calcext:value-type="float">
            <text:p>371</text:p>
          </table:table-cell>
          <table:table-cell office:value-type="float" office:value="678" calcext:value-type="float">
            <text:p>678</text:p>
          </table:table-cell>
          <table:table-cell table:formula="of:=SQRT([.E160]*[.E160]+[.D160]*[.D160]+[.C160]*[.C160]+[.B160]*[.B160])" office:value-type="float" office:value="1187.46199939198" calcext:value-type="float">
            <text:p>1187.46199939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ko Wim</text:p>
          </table:table-cell>
          <table:table-cell office:value-type="float" office:value="131" calcext:value-type="float">
            <text:p>131</text:p>
          </table:table-cell>
          <table:table-cell office:value-type="float" office:value="534" calcext:value-type="float">
            <text:p>534</text:p>
          </table:table-cell>
          <table:table-cell office:value-type="float" office:value="703" calcext:value-type="float">
            <text:p>703</text:p>
          </table:table-cell>
          <table:table-cell office:value-type="float" office:value="789" calcext:value-type="float">
            <text:p>789</text:p>
          </table:table-cell>
          <table:table-cell table:formula="of:=SQRT([.E161]*[.E161]+[.D161]*[.D161]+[.C161]*[.C161]+[.B161]*[.B161])" office:value-type="float" office:value="1191.2375917507" calcext:value-type="float">
            <text:p>1191.2375917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7C Pro</text:p>
          </table:table-cell>
          <table:table-cell office:value-type="float" office:value="169" calcext:value-type="float">
            <text:p>169</text:p>
          </table:table-cell>
          <table:table-cell office:value-type="float" office:value="485" calcext:value-type="float">
            <text:p>485</text:p>
          </table:table-cell>
          <table:table-cell office:value-type="float" office:value="766" calcext:value-type="float">
            <text:p>766</text:p>
          </table:table-cell>
          <table:table-cell office:value-type="float" office:value="785" calcext:value-type="float">
            <text:p>785</text:p>
          </table:table-cell>
          <table:table-cell table:formula="of:=SQRT([.E162]*[.E162]+[.D162]*[.D162]+[.C162]*[.C162]+[.B162]*[.B162])" office:value-type="float" office:value="1211.10156469224" calcext:value-type="float">
            <text:p>1211.10156469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4X High Version</text:p>
          </table:table-cell>
          <table:table-cell office:value-type="float" office:value="210" calcext:value-type="float">
            <text:p>210</text:p>
          </table:table-cell>
          <table:table-cell office:value-type="float" office:value="451" calcext:value-type="float">
            <text:p>451</text:p>
          </table:table-cell>
          <table:table-cell office:value-type="float" office:value="656" calcext:value-type="float">
            <text:p>656</text:p>
          </table:table-cell>
          <table:table-cell office:value-type="float" office:value="897" calcext:value-type="float">
            <text:p>897</text:p>
          </table:table-cell>
          <table:table-cell table:formula="of:=SQRT([.E163]*[.E163]+[.D163]*[.D163]+[.C163]*[.C163]+[.B163]*[.B163])" office:value-type="float" office:value="1217.55739084447" calcext:value-type="float">
            <text:p>1217.55739084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Nexus 6P</text:p>
          </table:table-cell>
          <table:table-cell office:value-type="float" office:value="257" calcext:value-type="float">
            <text:p>257</text:p>
          </table:table-cell>
          <table:table-cell office:value-type="float" office:value="587" calcext:value-type="float">
            <text:p>587</text:p>
          </table:table-cell>
          <table:table-cell office:value-type="float" office:value="369" calcext:value-type="float">
            <text:p>369</text:p>
          </table:table-cell>
          <table:table-cell office:value-type="float" office:value="971" calcext:value-type="float">
            <text:p>971</text:p>
          </table:table-cell>
          <table:table-cell table:formula="of:=SQRT([.E164]*[.E164]+[.D164]*[.D164]+[.C164]*[.C164]+[.B164]*[.B164])" office:value-type="float" office:value="1220.49989758295" calcext:value-type="float">
            <text:p>1220.49989758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 S41</text:p>
          </table:table-cell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818" calcext:value-type="float">
            <text:p>818</text:p>
          </table:table-cell>
          <table:table-cell office:value-type="float" office:value="783" calcext:value-type="float">
            <text:p>783</text:p>
          </table:table-cell>
          <table:table-cell table:formula="of:=SQRT([.E165]*[.E165]+[.D165]*[.D165]+[.C165]*[.C165]+[.B165]*[.B165])" office:value-type="float" office:value="1224.23935568172" calcext:value-type="float">
            <text:p>1224.23935568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bot X19</text:p>
          </table:table-cell>
          <table:table-cell office:value-type="float" office:value="86" calcext:value-type="float">
            <text:p>86</text:p>
          </table:table-cell>
          <table:table-cell office:value-type="float" office:value="377" calcext:value-type="float">
            <text:p>377</text:p>
          </table:table-cell>
          <table:table-cell office:value-type="float" office:value="800" calcext:value-type="float">
            <text:p>800</text:p>
          </table:table-cell>
          <table:table-cell office:value-type="float" office:value="845" calcext:value-type="float">
            <text:p>845</text:p>
          </table:table-cell>
          <table:table-cell table:formula="of:=SQRT([.E166]*[.E166]+[.D166]*[.D166]+[.C166]*[.C166]+[.B166]*[.B166])" office:value-type="float" office:value="1226.19329634442" calcext:value-type="float">
            <text:p>1226.19329634442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X</text:p>
          </table:table-cell>
          <table:table-cell office:value-type="float" office:value="266" calcext:value-type="float">
            <text:p>266</text:p>
          </table:table-cell>
          <table:table-cell office:value-type="float" office:value="516" calcext:value-type="float">
            <text:p>516</text:p>
          </table:table-cell>
          <table:table-cell office:value-type="float" office:value="490" calcext:value-type="float">
            <text:p>490</text:p>
          </table:table-cell>
          <table:table-cell office:value-type="float" office:value="969" calcext:value-type="float">
            <text:p>969</text:p>
          </table:table-cell>
          <table:table-cell table:formula="of:=SQRT([.E167]*[.E167]+[.D167]*[.D167]+[.C167]*[.C167]+[.B167]*[.B167])" office:value-type="float" office:value="1231.28916181375" calcext:value-type="float">
            <text:p>1231.28916181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Y7 Prime 2018</text:p>
          </table:table-cell>
          <table:table-cell office:value-type="float" office:value="233" calcext:value-type="float">
            <text:p>233</text:p>
          </table:table-cell>
          <table:table-cell office:value-type="float" office:value="548" calcext:value-type="float">
            <text:p>548</text:p>
          </table:table-cell>
          <table:table-cell office:value-type="float" office:value="951" calcext:value-type="float">
            <text:p>951</text:p>
          </table:table-cell>
          <table:table-cell office:value-type="float" office:value="533" calcext:value-type="float">
            <text:p>533</text:p>
          </table:table-cell>
          <table:table-cell table:formula="of:=SQRT([.E168]*[.E168]+[.D168]*[.D168]+[.C168]*[.C168]+[.B168]*[.B168])" office:value-type="float" office:value="1242.20891962665" calcext:value-type="float">
            <text:p>1242.208919626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Max 2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729" calcext:value-type="float">
            <text:p>729</text:p>
          </table:table-cell>
          <table:table-cell office:value-type="float" office:value="883" calcext:value-type="float">
            <text:p>883</text:p>
          </table:table-cell>
          <table:table-cell table:formula="of:=SQRT([.E169]*[.E169]+[.D169]*[.D169]+[.C169]*[.C169]+[.B169]*[.B169])" office:value-type="float" office:value="1249.05244085266" calcext:value-type="float">
            <text:p>1249.05244085266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Note 4 (Exynos 7 Octa)</text:p>
          </table:table-cell>
          <table:table-cell office:value-type="float" office:value="260" calcext:value-type="float">
            <text:p>260</text:p>
          </table:table-cell>
          <table:table-cell office:value-type="float" office:value="699" calcext:value-type="float">
            <text:p>699</text:p>
          </table:table-cell>
          <table:table-cell office:value-type="float" office:value="617" calcext:value-type="float">
            <text:p>617</text:p>
          </table:table-cell>
          <table:table-cell office:value-type="float" office:value="794" calcext:value-type="float">
            <text:p>794</text:p>
          </table:table-cell>
          <table:table-cell table:formula="of:=SQRT([.E170]*[.E170]+[.D170]*[.D170]+[.C170]*[.C170]+[.B170]*[.B170])" office:value-type="float" office:value="1251.92891171983" calcext:value-type="float">
            <text:p>1251.9289117198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5 (MSM8974AC v3)</text:p>
          </table:table-cell>
          <table:table-cell office:value-type="float" office:value="239" calcext:value-type="float">
            <text:p>239</text:p>
          </table:table-cell>
          <table:table-cell office:value-type="float" office:value="867" calcext:value-type="float">
            <text:p>867</text:p>
          </table:table-cell>
          <table:table-cell office:value-type="float" office:value="622" calcext:value-type="float">
            <text:p>622</text:p>
          </table:table-cell>
          <table:table-cell office:value-type="float" office:value="619" calcext:value-type="float">
            <text:p>619</text:p>
          </table:table-cell>
          <table:table-cell table:formula="of:=SQRT([.E171]*[.E171]+[.D171]*[.D171]+[.C171]*[.C171]+[.B171]*[.B171])" office:value-type="float" office:value="1256.52496990708" calcext:value-type="float">
            <text:p>1256.5249699070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Z3+</text:p>
          </table:table-cell>
          <table:table-cell office:value-type="float" office:value="230" calcext:value-type="float">
            <text:p>230</text:p>
          </table:table-cell>
          <table:table-cell office:value-type="float" office:value="511" calcext:value-type="float">
            <text:p>511</text:p>
          </table:table-cell>
          <table:table-cell office:value-type="float" office:value="348" calcext:value-type="float">
            <text:p>348</text:p>
          </table:table-cell>
          <table:table-cell office:value-type="float" office:value="1087" calcext:value-type="float">
            <text:p>1087</text:p>
          </table:table-cell>
          <table:table-cell table:formula="of:=SQRT([.E172]*[.E172]+[.D172]*[.D172]+[.C172]*[.C172]+[.B172]*[.B172])" office:value-type="float" office:value="1271.49282341663" calcext:value-type="float">
            <text:p>1271.492823416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8A</text:p>
          </table:table-cell>
          <table:table-cell office:value-type="float" office:value="55" calcext:value-type="float">
            <text:p>55</text:p>
          </table:table-cell>
          <table:table-cell office:value-type="float" office:value="506" calcext:value-type="float">
            <text:p>506</text:p>
          </table:table-cell>
          <table:table-cell office:value-type="float" office:value="1119" calcext:value-type="float">
            <text:p>1119</text:p>
          </table:table-cell>
          <table:table-cell office:value-type="float" office:value="406" calcext:value-type="float">
            <text:p>406</text:p>
          </table:table-cell>
          <table:table-cell table:formula="of:=SQRT([.E173]*[.E173]+[.D173]*[.D173]+[.C173]*[.C173]+[.B173]*[.B173])" office:value-type="float" office:value="1294.62658708988" calcext:value-type="float">
            <text:p>1294.62658708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G6 Play</text:p>
          </table:table-cell>
          <table:table-cell office:value-type="float" office:value="117" calcext:value-type="float">
            <text:p>117</text:p>
          </table:table-cell>
          <table:table-cell office:value-type="float" office:value="734" calcext:value-type="float">
            <text:p>734</text:p>
          </table:table-cell>
          <table:table-cell office:value-type="float" office:value="993" calcext:value-type="float">
            <text:p>993</text:p>
          </table:table-cell>
          <table:table-cell office:value-type="float" office:value="376" calcext:value-type="float">
            <text:p>376</text:p>
          </table:table-cell>
          <table:table-cell table:formula="of:=SQRT([.E174]*[.E174]+[.D174]*[.D174]+[.C174]*[.C174]+[.B174]*[.B174])" office:value-type="float" office:value="1296.09799012266" calcext:value-type="float">
            <text:p>1296.09799012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s ZenFone 3 ZE520KL</text:p>
          </table:table-cell>
          <table:table-cell office:value-type="float" office:value="172" calcext:value-type="float">
            <text:p>172</text:p>
          </table:table-cell>
          <table:table-cell office:value-type="float" office:value="598" calcext:value-type="float">
            <text:p>598</text:p>
          </table:table-cell>
          <table:table-cell office:value-type="float" office:value="720" calcext:value-type="float">
            <text:p>720</text:p>
          </table:table-cell>
          <table:table-cell office:value-type="float" office:value="896" calcext:value-type="float">
            <text:p>896</text:p>
          </table:table-cell>
          <table:table-cell table:formula="of:=SQRT([.E175]*[.E175]+[.D175]*[.D175]+[.C175]*[.C175]+[.B175]*[.B175])" office:value-type="float" office:value="1307.05929475292" calcext:value-type="float">
            <text:p>1307.05929475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o V7+</text:p>
          </table:table-cell>
          <table:table-cell office:value-type="float" office:value="37" calcext:value-type="float">
            <text:p>37</text:p>
          </table:table-cell>
          <table:table-cell office:value-type="float" office:value="551" calcext:value-type="float">
            <text:p>551</text:p>
          </table:table-cell>
          <table:table-cell office:value-type="float" office:value="775" calcext:value-type="float">
            <text:p>775</text:p>
          </table:table-cell>
          <table:table-cell office:value-type="float" office:value="905" calcext:value-type="float">
            <text:p>905</text:p>
          </table:table-cell>
          <table:table-cell table:formula="of:=SQRT([.E176]*[.E176]+[.D176]*[.D176]+[.C176]*[.C176]+[.B176]*[.B176])" office:value-type="float" office:value="1313.24788216087" calcext:value-type="float">
            <text:p>1313.24788216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5C</text:p>
          </table:table-cell>
          <table:table-cell office:value-type="float" office:value="177" calcext:value-type="float">
            <text:p>177</text:p>
          </table:table-cell>
          <table:table-cell office:value-type="float" office:value="520" calcext:value-type="float">
            <text:p>520</text:p>
          </table:table-cell>
          <table:table-cell office:value-type="float" office:value="1043" calcext:value-type="float">
            <text:p>1043</text:p>
          </table:table-cell>
          <table:table-cell office:value-type="float" office:value="595" calcext:value-type="float">
            <text:p>595</text:p>
          </table:table-cell>
          <table:table-cell table:formula="of:=SQRT([.E177]*[.E177]+[.D177]*[.D177]+[.C177]*[.C177]+[.B177]*[.B177])" office:value-type="float" office:value="1320.45560319157" calcext:value-type="float">
            <text:p>1320.455603191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Eco Le S3</text:p>
          </table:table-cell>
          <table:table-cell office:value-type="float" office:value="187" calcext:value-type="float">
            <text:p>187</text:p>
          </table:table-cell>
          <table:table-cell office:value-type="float" office:value="618" calcext:value-type="float">
            <text:p>618</text:p>
          </table:table-cell>
          <table:table-cell office:value-type="float" office:value="573" calcext:value-type="float">
            <text:p>573</text:p>
          </table:table-cell>
          <table:table-cell office:value-type="float" office:value="1002" calcext:value-type="float">
            <text:p>1002</text:p>
          </table:table-cell>
          <table:table-cell table:formula="of:=SQRT([.E178]*[.E178]+[.D178]*[.D178]+[.C178]*[.C178]+[.B178]*[.B178])" office:value-type="float" office:value="1322.58307867597" calcext:value-type="float">
            <text:p>1322.583078675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 Note</text:p>
          </table:table-cell>
          <table:table-cell office:value-type="float" office:value="261" calcext:value-type="float">
            <text:p>261</text:p>
          </table:table-cell>
          <table:table-cell office:value-type="float" office:value="698" calcext:value-type="float">
            <text:p>698</text:p>
          </table:table-cell>
          <table:table-cell office:value-type="float" office:value="592" calcext:value-type="float">
            <text:p>592</text:p>
          </table:table-cell>
          <table:table-cell office:value-type="float" office:value="937" calcext:value-type="float">
            <text:p>937</text:p>
          </table:table-cell>
          <table:table-cell table:formula="of:=SQRT([.E179]*[.E179]+[.D179]*[.D179]+[.C179]*[.C179]+[.B179]*[.B179])" office:value-type="float" office:value="1335.57403388955" calcext:value-type="float">
            <text:p>1335.574033889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Plus One</text:p>
          </table:table-cell>
          <table:table-cell office:value-type="float" office:value="237" calcext:value-type="float">
            <text:p>237</text:p>
          </table:table-cell>
          <table:table-cell office:value-type="float" office:value="757" calcext:value-type="float">
            <text:p>757</text:p>
          </table:table-cell>
          <table:table-cell office:value-type="float" office:value="557" calcext:value-type="float">
            <text:p>557</text:p>
          </table:table-cell>
          <table:table-cell office:value-type="float" office:value="950" calcext:value-type="float">
            <text:p>950</text:p>
          </table:table-cell>
          <table:table-cell table:formula="of:=SQRT([.E180]*[.E180]+[.D180]*[.D180]+[.C180]*[.C180]+[.B180]*[.B180])" office:value-type="float" office:value="1357.19084877551" calcext:value-type="float">
            <text:p>1357.190848775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P9 Lite</text:p>
          </table:table-cell>
          <table:table-cell office:value-type="float" office:value="209" calcext:value-type="float">
            <text:p>209</text:p>
          </table:table-cell>
          <table:table-cell office:value-type="float" office:value="569" calcext:value-type="float">
            <text:p>569</text:p>
          </table:table-cell>
          <table:table-cell office:value-type="float" office:value="979" calcext:value-type="float">
            <text:p>979</text:p>
          </table:table-cell>
          <table:table-cell office:value-type="float" office:value="769" calcext:value-type="float">
            <text:p>769</text:p>
          </table:table-cell>
          <table:table-cell table:formula="of:=SQRT([.E181]*[.E181]+[.D181]*[.D181]+[.C181]*[.C181]+[.B181]*[.B181])" office:value-type="float" office:value="1384.64580308467" calcext:value-type="float">
            <text:p>1384.64580308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Q60</text:p>
          </table:table-cell>
          <table:table-cell office:value-type="float" office:value="19" calcext:value-type="float">
            <text:p>19</text:p>
          </table:table-cell>
          <table:table-cell office:value-type="float" office:value="739" calcext:value-type="float">
            <text:p>739</text:p>
          </table:table-cell>
          <table:table-cell office:value-type="float" office:value="1114" calcext:value-type="float">
            <text:p>1114</text:p>
          </table:table-cell>
          <table:table-cell office:value-type="float" office:value="382" calcext:value-type="float">
            <text:p>382</text:p>
          </table:table-cell>
          <table:table-cell table:formula="of:=SQRT([.E182]*[.E182]+[.D182]*[.D182]+[.C182]*[.C182]+[.B182]*[.B182])" office:value-type="float" office:value="1390.46826644839" calcext:value-type="float">
            <text:p>1390.46826644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Nexus 5X</text:p>
          </table:table-cell>
          <table:table-cell office:value-type="float" office:value="256" calcext:value-type="float">
            <text:p>256</text:p>
          </table:table-cell>
          <table:table-cell office:value-type="float" office:value="741" calcext:value-type="float">
            <text:p>741</text:p>
          </table:table-cell>
          <table:table-cell office:value-type="float" office:value="420" calcext:value-type="float">
            <text:p>420</text:p>
          </table:table-cell>
          <table:table-cell office:value-type="float" office:value="1069" calcext:value-type="float">
            <text:p>1069</text:p>
          </table:table-cell>
          <table:table-cell table:formula="of:=SQRT([.E183]*[.E183]+[.D183]*[.D183]+[.C183]*[.C183]+[.B183]*[.B183])" office:value-type="float" office:value="1390.60346612541" calcext:value-type="float">
            <text:p>1390.603466125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C Desire 12+</text:p>
          </table:table-cell>
          <table:table-cell office:value-type="float" office:value="164" calcext:value-type="float">
            <text:p>164</text:p>
          </table:table-cell>
          <table:table-cell office:value-type="float" office:value="546" calcext:value-type="float">
            <text:p>546</text:p>
          </table:table-cell>
          <table:table-cell office:value-type="float" office:value="770" calcext:value-type="float">
            <text:p>770</text:p>
          </table:table-cell>
          <table:table-cell office:value-type="float" office:value="1017" calcext:value-type="float">
            <text:p>1017</text:p>
          </table:table-cell>
          <table:table-cell table:formula="of:=SQRT([.E184]*[.E184]+[.D184]*[.D184]+[.C184]*[.C184]+[.B184]*[.B184])" office:value-type="float" office:value="1397.21186653993" calcext:value-type="float">
            <text:p>1397.21186653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G3</text:p>
          </table:table-cell>
          <table:table-cell office:value-type="float" office:value="245" calcext:value-type="float">
            <text:p>245</text:p>
          </table:table-cell>
          <table:table-cell office:value-type="float" office:value="977" calcext:value-type="float">
            <text:p>977</text:p>
          </table:table-cell>
          <table:table-cell office:value-type="float" office:value="648" calcext:value-type="float">
            <text:p>648</text:p>
          </table:table-cell>
          <table:table-cell office:value-type="float" office:value="739" calcext:value-type="float">
            <text:p>739</text:p>
          </table:table-cell>
          <table:table-cell table:formula="of:=SQRT([.E185]*[.E185]+[.D185]*[.D185]+[.C185]*[.C185]+[.B185]*[.B185])" office:value-type="float" office:value="1407.33045159977" calcext:value-type="float">
            <text:p>1407.33045159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P Smart</text:p>
          </table:table-cell>
          <table:table-cell office:value-type="float" office:value="122" calcext:value-type="float">
            <text:p>122</text:p>
          </table:table-cell>
          <table:table-cell office:value-type="float" office:value="367" calcext:value-type="float">
            <text:p>367</text:p>
          </table:table-cell>
          <table:table-cell office:value-type="float" office:value="1357" calcext:value-type="float">
            <text:p>1357</text:p>
          </table:table-cell>
          <table:table-cell office:value-type="float" office:value="184" calcext:value-type="float">
            <text:p>184</text:p>
          </table:table-cell>
          <table:table-cell table:formula="of:=SQRT([.E186]*[.E186]+[.D186]*[.D186]+[.C186]*[.C186]+[.B186]*[.B186])" office:value-type="float" office:value="1422.9820799996" calcext:value-type="float">
            <text:p>1422.9820799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0 N4</text:p>
          </table:table-cell>
          <table:table-cell office:value-type="float" office:value="243" calcext:value-type="float">
            <text:p>243</text:p>
          </table:table-cell>
          <table:table-cell office:value-type="float" office:value="655" calcext:value-type="float">
            <text:p>655</text:p>
          </table:table-cell>
          <table:table-cell office:value-type="float" office:value="576" calcext:value-type="float">
            <text:p>576</text:p>
          </table:table-cell>
          <table:table-cell office:value-type="float" office:value="1134" calcext:value-type="float">
            <text:p>1134</text:p>
          </table:table-cell>
          <table:table-cell table:formula="of:=SQRT([.E187]*[.E187]+[.D187]*[.D187]+[.C187]*[.C187]+[.B187]*[.B187])" office:value-type="float" office:value="1451.13955221405" calcext:value-type="float">
            <text:p>1451.13955221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G2</text:p>
          </table:table-cell>
          <table:table-cell office:value-type="float" office:value="231" calcext:value-type="float">
            <text:p>231</text:p>
          </table:table-cell>
          <table:table-cell office:value-type="float" office:value="982" calcext:value-type="float">
            <text:p>982</text:p>
          </table:table-cell>
          <table:table-cell office:value-type="float" office:value="635" calcext:value-type="float">
            <text:p>635</text:p>
          </table:table-cell>
          <table:table-cell office:value-type="float" office:value="859" calcext:value-type="float">
            <text:p>859</text:p>
          </table:table-cell>
          <table:table-cell table:formula="of:=SQRT([.E188]*[.E188]+[.D188]*[.D188]+[.C188]*[.C188]+[.B188]*[.B188])" office:value-type="float" office:value="1469.28247794629" calcext:value-type="float">
            <text:p>1469.282477946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9 Lite</text:p>
          </table:table-cell>
          <table:table-cell office:value-type="float" office:value="108" calcext:value-type="float">
            <text:p>108</text:p>
          </table:table-cell>
          <table:table-cell office:value-type="float" office:value="391" calcext:value-type="float">
            <text:p>391</text:p>
          </table:table-cell>
          <table:table-cell office:value-type="float" office:value="1404" calcext:value-type="float">
            <text:p>1404</text:p>
          </table:table-cell>
          <table:table-cell office:value-type="float" office:value="185" calcext:value-type="float">
            <text:p>185</text:p>
          </table:table-cell>
          <table:table-cell table:formula="of:=SQRT([.E189]*[.E189]+[.D189]*[.D189]+[.C189]*[.C189]+[.B189]*[.B189])" office:value-type="float" office:value="1473.08723434833" calcext:value-type="float">
            <text:p>1473.08723434833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8 (Exynos 5 Octa)</text:p>
          </table:table-cell>
          <table:table-cell office:value-type="float" office:value="249" calcext:value-type="float">
            <text:p>249</text:p>
          </table:table-cell>
          <table:table-cell office:value-type="float" office:value="735" calcext:value-type="float">
            <text:p>735</text:p>
          </table:table-cell>
          <table:table-cell office:value-type="float" office:value="820" calcext:value-type="float">
            <text:p>820</text:p>
          </table:table-cell>
          <table:table-cell office:value-type="float" office:value="976" calcext:value-type="float">
            <text:p>976</text:p>
          </table:table-cell>
          <table:table-cell table:formula="of:=SQRT([.E190]*[.E190]+[.D190]*[.D190]+[.C190]*[.C190]+[.B190]*[.B190])" office:value-type="float" office:value="1492.38131856439" calcext:value-type="float">
            <text:p>1492.38131856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MI-4</text:p>
          </table:table-cell>
          <table:table-cell office:value-type="float" office:value="181" calcext:value-type="float">
            <text:p>181</text:p>
          </table:table-cell>
          <table:table-cell office:value-type="float" office:value="819" calcext:value-type="float">
            <text:p>819</text:p>
          </table:table-cell>
          <table:table-cell office:value-type="float" office:value="608" calcext:value-type="float">
            <text:p>608</text:p>
          </table:table-cell>
          <table:table-cell office:value-type="float" office:value="1075" calcext:value-type="float">
            <text:p>1075</text:p>
          </table:table-cell>
          <table:table-cell table:formula="of:=SQRT([.E191]*[.E191]+[.D191]*[.D191]+[.C191]*[.C191]+[.B191]*[.B191])" office:value-type="float" office:value="1492.92029258095" calcext:value-type="float">
            <text:p>1492.92029258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2</text:p>
          </table:table-cell>
          <table:table-cell office:value-type="float" office:value="240" calcext:value-type="float">
            <text:p>240</text:p>
          </table:table-cell>
          <table:table-cell office:value-type="float" office:value="905" calcext:value-type="float">
            <text:p>905</text:p>
          </table:table-cell>
          <table:table-cell office:value-type="float" office:value="836" calcext:value-type="float">
            <text:p>836</text:p>
          </table:table-cell>
          <table:table-cell office:value-type="float" office:value="816" calcext:value-type="float">
            <text:p>816</text:p>
          </table:table-cell>
          <table:table-cell table:formula="of:=SQRT([.E192]*[.E192]+[.D192]*[.D192]+[.C192]*[.C192]+[.B192]*[.B192])" office:value-type="float" office:value="1497.12290744615" calcext:value-type="float">
            <text:p>1497.122907446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C Desire 12s</text:p>
          </table:table-cell>
          <table:table-cell office:value-type="float" office:value="118" calcext:value-type="float">
            <text:p>118</text:p>
          </table:table-cell>
          <table:table-cell office:value-type="float" office:value="778" calcext:value-type="float">
            <text:p>778</text:p>
          </table:table-cell>
          <table:table-cell office:value-type="float" office:value="914" calcext:value-type="float">
            <text:p>914</text:p>
          </table:table-cell>
          <table:table-cell office:value-type="float" office:value="889" calcext:value-type="float">
            <text:p>889</text:p>
          </table:table-cell>
          <table:table-cell table:formula="of:=SQRT([.E193]*[.E193]+[.D193]*[.D193]+[.C193]*[.C193]+[.B193]*[.B193])" office:value-type="float" office:value="1498.30737834398" calcext:value-type="float">
            <text:p>1498.307378343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Y9 2018</text:p>
          </table:table-cell>
          <table:table-cell office:value-type="float" office:value="46" calcext:value-type="float">
            <text:p>46</text:p>
          </table:table-cell>
          <table:table-cell office:value-type="float" office:value="432" calcext:value-type="float">
            <text:p>432</text:p>
          </table:table-cell>
          <table:table-cell office:value-type="float" office:value="1423" calcext:value-type="float">
            <text:p>1423</text:p>
          </table:table-cell>
          <table:table-cell office:value-type="float" office:value="179" calcext:value-type="float">
            <text:p>179</text:p>
          </table:table-cell>
          <table:table-cell table:formula="of:=SQRT([.E194]*[.E194]+[.D194]*[.D194]+[.C194]*[.C194]+[.B194]*[.B194])" office:value-type="float" office:value="1498.56931771607" calcext:value-type="float">
            <text:p>1498.569317716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Q6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1178" calcext:value-type="float">
            <text:p>1178</text:p>
          </table:table-cell>
          <table:table-cell office:value-type="float" office:value="580" calcext:value-type="float">
            <text:p>580</text:p>
          </table:table-cell>
          <table:table-cell table:formula="of:=SQRT([.E195]*[.E195]+[.D195]*[.D195]+[.C195]*[.C195]+[.B195]*[.B195])" office:value-type="float" office:value="1527.22395214323" calcext:value-type="float">
            <text:p>1527.22395214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4X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office:value-type="float" office:value="983" calcext:value-type="float">
            <text:p>983</text:p>
          </table:table-cell>
          <table:table-cell office:value-type="float" office:value="1012" calcext:value-type="float">
            <text:p>1012</text:p>
          </table:table-cell>
          <table:table-cell table:formula="of:=SQRT([.E196]*[.E196]+[.D196]*[.D196]+[.C196]*[.C196]+[.B196]*[.B196])" office:value-type="float" office:value="1541.85180870277" calcext:value-type="float">
            <text:p>1541.85180870277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J7 Nxt</text:p>
          </table:table-cell>
          <table:table-cell office:value-type="float" office:value="214" calcext:value-type="float">
            <text:p>214</text:p>
          </table:table-cell>
          <table:table-cell office:value-type="float" office:value="600" calcext:value-type="float">
            <text:p>600</text:p>
          </table:table-cell>
          <table:table-cell office:value-type="float" office:value="1271" calcext:value-type="float">
            <text:p>1271</text:p>
          </table:table-cell>
          <table:table-cell office:value-type="float" office:value="629" calcext:value-type="float">
            <text:p>629</text:p>
          </table:table-cell>
          <table:table-cell table:formula="of:=SQRT([.E197]*[.E197]+[.D197]*[.D197]+[.C197]*[.C197]+[.B197]*[.B197])" office:value-type="float" office:value="1554.63114596357" calcext:value-type="float">
            <text:p>1554.631145963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3S</text:p>
          </table:table-cell>
          <table:table-cell office:value-type="float" office:value="95" calcext:value-type="float">
            <text:p>95</text:p>
          </table:table-cell>
          <table:table-cell office:value-type="float" office:value="619" calcext:value-type="float">
            <text:p>619</text:p>
          </table:table-cell>
          <table:table-cell office:value-type="float" office:value="1073" calcext:value-type="float">
            <text:p>1073</text:p>
          </table:table-cell>
          <table:table-cell office:value-type="float" office:value="936" calcext:value-type="float">
            <text:p>936</text:p>
          </table:table-cell>
          <table:table-cell table:formula="of:=SQRT([.E198]*[.E198]+[.D198]*[.D198]+[.C198]*[.C198]+[.B198]*[.B198])" office:value-type="float" office:value="1555.50988425018" calcext:value-type="float">
            <text:p>1555.50988425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Plus X</text:p>
          </table:table-cell>
          <table:table-cell office:value-type="float" office:value="235" calcext:value-type="float">
            <text:p>235</text:p>
          </table:table-cell>
          <table:table-cell office:value-type="float" office:value="928" calcext:value-type="float">
            <text:p>928</text:p>
          </table:table-cell>
          <table:table-cell office:value-type="float" office:value="653" calcext:value-type="float">
            <text:p>653</text:p>
          </table:table-cell>
          <table:table-cell office:value-type="float" office:value="1048" calcext:value-type="float">
            <text:p>1048</text:p>
          </table:table-cell>
          <table:table-cell table:formula="of:=SQRT([.E199]*[.E199]+[.D199]*[.D199]+[.C199]*[.C199]+[.B199]*[.B199])" office:value-type="float" office:value="1562.40903735226" calcext:value-type="float">
            <text:p>1562.409037352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ko View 2</text:p>
          </table:table-cell>
          <table:table-cell office:value-type="float" office:value="202" calcext:value-type="float">
            <text:p>202</text:p>
          </table:table-cell>
          <table:table-cell office:value-type="float" office:value="780" calcext:value-type="float">
            <text:p>780</text:p>
          </table:table-cell>
          <table:table-cell office:value-type="float" office:value="913" calcext:value-type="float">
            <text:p>913</text:p>
          </table:table-cell>
          <table:table-cell office:value-type="float" office:value="1009" calcext:value-type="float">
            <text:p>1009</text:p>
          </table:table-cell>
          <table:table-cell table:formula="of:=SQRT([.E200]*[.E200]+[.D200]*[.D200]+[.C200]*[.C200]+[.B200]*[.B200])" office:value-type="float" office:value="1581.40886553731" calcext:value-type="float">
            <text:p>1581.40886553731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J7 2016 (Exynos 7 Octa)</text:p>
          </table:table-cell>
          <table:table-cell office:value-type="float" office:value="52" calcext:value-type="float">
            <text:p>52</text:p>
          </table:table-cell>
          <table:table-cell office:value-type="float" office:value="651" calcext:value-type="float">
            <text:p>651</text:p>
          </table:table-cell>
          <table:table-cell office:value-type="float" office:value="1169" calcext:value-type="float">
            <text:p>1169</text:p>
          </table:table-cell>
          <table:table-cell office:value-type="float" office:value="847" calcext:value-type="float">
            <text:p>847</text:p>
          </table:table-cell>
          <table:table-cell table:formula="of:=SQRT([.E201]*[.E201]+[.D201]*[.D201]+[.C201]*[.C201]+[.B201]*[.B201])" office:value-type="float" office:value="1584.4478533546" calcext:value-type="float">
            <text:p>1584.44785335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2.1</text:p>
          </table:table-cell>
          <table:table-cell office:value-type="float" office:value="71" calcext:value-type="float">
            <text:p>71</text:p>
          </table:table-cell>
          <table:table-cell office:value-type="float" office:value="740" calcext:value-type="float">
            <text:p>740</text:p>
          </table:table-cell>
          <table:table-cell office:value-type="float" office:value="1298" calcext:value-type="float">
            <text:p>1298</text:p>
          </table:table-cell>
          <table:table-cell office:value-type="float" office:value="523" calcext:value-type="float">
            <text:p>523</text:p>
          </table:table-cell>
          <table:table-cell table:formula="of:=SQRT([.E202]*[.E202]+[.D202]*[.D202]+[.C202]*[.C202]+[.B202]*[.B202])" office:value-type="float" office:value="1584.60531363491" calcext:value-type="float">
            <text:p>1584.60531363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izu M5 Note</text:p>
          </table:table-cell>
          <table:table-cell office:value-type="float" office:value="188" calcext:value-type="float">
            <text:p>188</text:p>
          </table:table-cell>
          <table:table-cell office:value-type="float" office:value="923" calcext:value-type="float">
            <text:p>923</text:p>
          </table:table-cell>
          <table:table-cell office:value-type="float" office:value="1130" calcext:value-type="float">
            <text:p>1130</text:p>
          </table:table-cell>
          <table:table-cell office:value-type="float" office:value="597" calcext:value-type="float">
            <text:p>597</text:p>
          </table:table-cell>
          <table:table-cell table:formula="of:=SQRT([.E203]*[.E203]+[.D203]*[.D203]+[.C203]*[.C203]+[.B203]*[.B203])" office:value-type="float" office:value="1587.63408882526" calcext:value-type="float">
            <text:p>1587.63408882526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6 (2018)</text:p>
          </table:table-cell>
          <table:table-cell office:value-type="float" office:value="133" calcext:value-type="float">
            <text:p>133</text:p>
          </table:table-cell>
          <table:table-cell office:value-type="float" office:value="659" calcext:value-type="float">
            <text:p>659</text:p>
          </table:table-cell>
          <table:table-cell office:value-type="float" office:value="1276" calcext:value-type="float">
            <text:p>1276</text:p>
          </table:table-cell>
          <table:table-cell office:value-type="float" office:value="664" calcext:value-type="float">
            <text:p>664</text:p>
          </table:table-cell>
          <table:table-cell table:formula="of:=SQRT([.E204]*[.E204]+[.D204]*[.D204]+[.C204]*[.C204]+[.B204]*[.B204])" office:value-type="float" office:value="1587.77895186956" calcext:value-type="float">
            <text:p>1587.77895186956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J7 Prime</text:p>
          </table:table-cell>
          <table:table-cell office:value-type="float" office:value="98" calcext:value-type="float">
            <text:p>98</text:p>
          </table:table-cell>
          <table:table-cell office:value-type="float" office:value="669" calcext:value-type="float">
            <text:p>669</text:p>
          </table:table-cell>
          <table:table-cell office:value-type="float" office:value="1268" calcext:value-type="float">
            <text:p>1268</text:p>
          </table:table-cell>
          <table:table-cell office:value-type="float" office:value="682" calcext:value-type="float">
            <text:p>682</text:p>
          </table:table-cell>
          <table:table-cell table:formula="of:=SQRT([.E205]*[.E205]+[.D205]*[.D205]+[.C205]*[.C205]+[.B205]*[.B205])" office:value-type="float" office:value="1590.63289290773" calcext:value-type="float">
            <text:p>1590.632892907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Nexus 6</text:p>
          </table:table-cell>
          <table:table-cell office:value-type="float" office:value="253" calcext:value-type="float">
            <text:p>253</text:p>
          </table:table-cell>
          <table:table-cell office:value-type="float" office:value="879" calcext:value-type="float">
            <text:p>879</text:p>
          </table:table-cell>
          <table:table-cell office:value-type="float" office:value="341" calcext:value-type="float">
            <text:p>341</text:p>
          </table:table-cell>
          <table:table-cell office:value-type="float" office:value="1258" calcext:value-type="float">
            <text:p>1258</text:p>
          </table:table-cell>
          <table:table-cell table:formula="of:=SQRT([.E206]*[.E206]+[.D206]*[.D206]+[.C206]*[.C206]+[.B206]*[.B206])" office:value-type="float" office:value="1592.32377360887" calcext:value-type="float">
            <text:p>1592.32377360887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J7 Pro</text:p>
          </table:table-cell>
          <table:table-cell office:value-type="float" office:value="58" calcext:value-type="float">
            <text:p>58</text:p>
          </table:table-cell>
          <table:table-cell office:value-type="float" office:value="650" calcext:value-type="float">
            <text:p>650</text:p>
          </table:table-cell>
          <table:table-cell office:value-type="float" office:value="1284" calcext:value-type="float">
            <text:p>1284</text:p>
          </table:table-cell>
          <table:table-cell office:value-type="float" office:value="713" calcext:value-type="float">
            <text:p>713</text:p>
          </table:table-cell>
          <table:table-cell table:formula="of:=SQRT([.E207]*[.E207]+[.D207]*[.D207]+[.C207]*[.C207]+[.B207]*[.B207])" office:value-type="float" office:value="1607.13689522704" calcext:value-type="float">
            <text:p>1607.1368952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6</text:p>
          </table:table-cell>
          <table:table-cell office:value-type="float" office:value="99" calcext:value-type="float">
            <text:p>99</text:p>
          </table:table-cell>
          <table:table-cell office:value-type="float" office:value="713" calcext:value-type="float">
            <text:p>713</text:p>
          </table:table-cell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table:formula="of:=SQRT([.E208]*[.E208]+[.D208]*[.D208]+[.C208]*[.C208]+[.B208]*[.B208])" office:value-type="float" office:value="1610.24687548214" calcext:value-type="float">
            <text:p>1610.24687548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 Aquaris V</text:p>
          </table:table-cell>
          <table:table-cell office:value-type="float" office:value="127" calcext:value-type="float">
            <text:p>127</text:p>
          </table:table-cell>
          <table:table-cell office:value-type="float" office:value="743" calcext:value-type="float">
            <text:p>743</text:p>
          </table:table-cell>
          <table:table-cell office:value-type="float" office:value="942" calcext:value-type="float">
            <text:p>942</text:p>
          </table:table-cell>
          <table:table-cell office:value-type="float" office:value="1068" calcext:value-type="float">
            <text:p>1068</text:p>
          </table:table-cell>
          <table:table-cell table:formula="of:=SQRT([.E209]*[.E209]+[.D209]*[.D209]+[.C209]*[.C209]+[.B209]*[.B209])" office:value-type="float" office:value="1611.26223812265" calcext:value-type="float">
            <text:p>1611.2622381226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C5</text:p>
          </table:table-cell>
          <table:table-cell office:value-type="float" office:value="227" calcext:value-type="float">
            <text:p>227</text:p>
          </table:table-cell>
          <table:table-cell office:value-type="float" office:value="797" calcext:value-type="float">
            <text:p>797</text:p>
          </table:table-cell>
          <table:table-cell office:value-type="float" office:value="856" calcext:value-type="float">
            <text:p>856</text:p>
          </table:table-cell>
          <table:table-cell office:value-type="float" office:value="1130" calcext:value-type="float">
            <text:p>1130</text:p>
          </table:table-cell>
          <table:table-cell table:formula="of:=SQRT([.E210]*[.E210]+[.D210]*[.D210]+[.C210]*[.C210]+[.B210]*[.B210])" office:value-type="float" office:value="1642.0639451617" calcext:value-type="float">
            <text:p>1642.06394516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5</text:p>
          </table:table-cell>
          <table:table-cell office:value-type="float" office:value="161" calcext:value-type="float">
            <text:p>161</text:p>
          </table:table-cell>
          <table:table-cell office:value-type="float" office:value="665" calcext:value-type="float">
            <text:p>665</text:p>
          </table:table-cell>
          <table:table-cell office:value-type="float" office:value="995" calcext:value-type="float">
            <text:p>995</text:p>
          </table:table-cell>
          <table:table-cell office:value-type="float" office:value="1157" calcext:value-type="float">
            <text:p>1157</text:p>
          </table:table-cell>
          <table:table-cell table:formula="of:=SQRT([.E211]*[.E211]+[.D211]*[.D211]+[.C211]*[.C211]+[.B211]*[.B211])" office:value-type="float" office:value="1672.36957637958" calcext:value-type="float">
            <text:p>1672.36957637958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5 Neo</text:p>
          </table:table-cell>
          <table:table-cell office:value-type="float" office:value="195" calcext:value-type="float">
            <text:p>195</text:p>
          </table:table-cell>
          <table:table-cell office:value-type="float" office:value="811" calcext:value-type="float">
            <text:p>811</text:p>
          </table:table-cell>
          <table:table-cell office:value-type="float" office:value="1275" calcext:value-type="float">
            <text:p>1275</text:p>
          </table:table-cell>
          <table:table-cell office:value-type="float" office:value="735" calcext:value-type="float">
            <text:p>735</text:p>
          </table:table-cell>
          <table:table-cell table:formula="of:=SQRT([.E212]*[.E212]+[.D212]*[.D212]+[.C212]*[.C212]+[.B212]*[.B212])" office:value-type="float" office:value="1691.6252540087" calcext:value-type="float">
            <text:p>1691.6252540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P20 Lite</text:p>
          </table:table-cell>
          <table:table-cell office:value-type="float" office:value="207" calcext:value-type="float">
            <text:p>207</text:p>
          </table:table-cell>
          <table:table-cell office:value-type="float" office:value="441" calcext:value-type="float">
            <text:p>441</text:p>
          </table:table-cell>
          <table:table-cell office:value-type="float" office:value="1616" calcext:value-type="float">
            <text:p>1616</text:p>
          </table:table-cell>
          <table:table-cell office:value-type="float" office:value="176" calcext:value-type="float">
            <text:p>176</text:p>
          </table:table-cell>
          <table:table-cell table:formula="of:=SQRT([.E213]*[.E213]+[.D213]*[.D213]+[.C213]*[.C213]+[.B213]*[.B213])" office:value-type="float" office:value="1696.9861519765" calcext:value-type="float">
            <text:p>1696.9861519765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5 2016 (Exynos 7 Octa)</text:p>
          </table:table-cell>
          <table:table-cell office:value-type="float" office:value="184" calcext:value-type="float">
            <text:p>184</text:p>
          </table:table-cell>
          <table:table-cell office:value-type="float" office:value="773" calcext:value-type="float">
            <text:p>773</text:p>
          </table:table-cell>
          <table:table-cell office:value-type="float" office:value="1270" calcext:value-type="float">
            <text:p>1270</text:p>
          </table:table-cell>
          <table:table-cell office:value-type="float" office:value="800" calcext:value-type="float">
            <text:p>800</text:p>
          </table:table-cell>
          <table:table-cell table:formula="of:=SQRT([.E214]*[.E214]+[.D214]*[.D214]+[.C214]*[.C214]+[.B214]*[.B214])" office:value-type="float" office:value="1698.31828583455" calcext:value-type="float">
            <text:p>1698.318285834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3.2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office:value-type="float" office:value="1222" calcext:value-type="float">
            <text:p>1222</text:p>
          </table:table-cell>
          <table:table-cell office:value-type="float" office:value="1151" calcext:value-type="float">
            <text:p>1151</text:p>
          </table:table-cell>
          <table:table-cell table:formula="of:=SQRT([.E215]*[.E215]+[.D215]*[.D215]+[.C215]*[.C215]+[.B215]*[.B215])" office:value-type="float" office:value="1736.95279152889" calcext:value-type="float">
            <text:p>1736.95279152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TE Nubia M2 Lite</text:p>
          </table:table-cell>
          <table:table-cell office:value-type="float" office:value="170" calcext:value-type="float">
            <text:p>170</text:p>
          </table:table-cell>
          <table:table-cell office:value-type="float" office:value="911" calcext:value-type="float">
            <text:p>911</text:p>
          </table:table-cell>
          <table:table-cell office:value-type="float" office:value="1176" calcext:value-type="float">
            <text:p>1176</text:p>
          </table:table-cell>
          <table:table-cell office:value-type="float" office:value="932" calcext:value-type="float">
            <text:p>932</text:p>
          </table:table-cell>
          <table:table-cell table:formula="of:=SQRT([.E216]*[.E216]+[.D216]*[.D216]+[.C216]*[.C216]+[.B216]*[.B216])" office:value-type="float" office:value="1763.63856841474" calcext:value-type="float">
            <text:p>1763.63856841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o A77</text:p>
          </table:table-cell>
          <table:table-cell office:value-type="float" office:value="160" calcext:value-type="float">
            <text:p>160</text:p>
          </table:table-cell>
          <table:table-cell office:value-type="float" office:value="1005" calcext:value-type="float">
            <text:p>1005</text:p>
          </table:table-cell>
          <table:table-cell office:value-type="float" office:value="1145" calcext:value-type="float">
            <text:p>1145</text:p>
          </table:table-cell>
          <table:table-cell office:value-type="float" office:value="947" calcext:value-type="float">
            <text:p>947</text:p>
          </table:table-cell>
          <table:table-cell table:formula="of:=SQRT([.E217]*[.E217]+[.D217]*[.D217]+[.C217]*[.C217]+[.B217]*[.B217])" office:value-type="float" office:value="1800.96057702549" calcext:value-type="float">
            <text:p>1800.960577025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tel 5</text:p>
          </table:table-cell>
          <table:table-cell office:value-type="float" office:value="126" calcext:value-type="float">
            <text:p>126</text:p>
          </table:table-cell>
          <table:table-cell office:value-type="float" office:value="873" calcext:value-type="float">
            <text:p>873</text:p>
          </table:table-cell>
          <table:table-cell office:value-type="float" office:value="1190" calcext:value-type="float">
            <text:p>1190</text:p>
          </table:table-cell>
          <table:table-cell office:value-type="float" office:value="1111" calcext:value-type="float">
            <text:p>1111</text:p>
          </table:table-cell>
          <table:table-cell table:formula="of:=SQRT([.E218]*[.E218]+[.D218]*[.D218]+[.C218]*[.C218]+[.B218]*[.B218])" office:value-type="float" office:value="1851.6009289261" calcext:value-type="float">
            <text:p>1851.60092892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C Desire 12</text:p>
          </table:table-cell>
          <table:table-cell office:value-type="float" office:value="198" calcext:value-type="float">
            <text:p>198</text:p>
          </table:table-cell>
          <table:table-cell office:value-type="float" office:value="753" calcext:value-type="float">
            <text:p>753</text:p>
          </table:table-cell>
          <table:table-cell office:value-type="float" office:value="1515" calcext:value-type="float">
            <text:p>1515</text:p>
          </table:table-cell>
          <table:table-cell office:value-type="float" office:value="743" calcext:value-type="float">
            <text:p>743</text:p>
          </table:table-cell>
          <table:table-cell table:formula="of:=SQRT([.E219]*[.E219]+[.D219]*[.D219]+[.C219]*[.C219]+[.B219]*[.B219])" office:value-type="float" office:value="1858.35599388277" calcext:value-type="float">
            <text:p>1858.355993882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E5</text:p>
          </table:table-cell>
          <table:table-cell office:value-type="float" office:value="153" calcext:value-type="float">
            <text:p>153</text:p>
          </table:table-cell>
          <table:table-cell office:value-type="float" office:value="742" calcext:value-type="float">
            <text:p>742</text:p>
          </table:table-cell>
          <table:table-cell office:value-type="float" office:value="1705" calcext:value-type="float">
            <text:p>1705</text:p>
          </table:table-cell>
          <table:table-cell office:value-type="float" office:value="363" calcext:value-type="float">
            <text:p>363</text:p>
          </table:table-cell>
          <table:table-cell table:formula="of:=SQRT([.E220]*[.E220]+[.D220]*[.D220]+[.C220]*[.C220]+[.B220]*[.B220])" office:value-type="float" office:value="1900.72801841821" calcext:value-type="float">
            <text:p>1900.72801841821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S4 Active</text:p>
          </table:table-cell>
          <table:table-cell office:value-type="float" office:value="262" calcext:value-type="float">
            <text:p>262</text:p>
          </table:table-cell>
          <table:table-cell office:value-type="float" office:value="988" calcext:value-type="float">
            <text:p>988</text:p>
          </table:table-cell>
          <table:table-cell office:value-type="float" office:value="899" calcext:value-type="float">
            <text:p>899</text:p>
          </table:table-cell>
          <table:table-cell office:value-type="float" office:value="1375" calcext:value-type="float">
            <text:p>1375</text:p>
          </table:table-cell>
          <table:table-cell table:formula="of:=SQRT([.E221]*[.E221]+[.D221]*[.D221]+[.C221]*[.C221]+[.B221]*[.B221])" office:value-type="float" office:value="1934.84211242158" calcext:value-type="float">
            <text:p>1934.84211242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o Find X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929" calcext:value-type="float">
            <text:p>1929</text:p>
          </table:table-cell>
          <table:table-cell office:value-type="float" office:value="43" calcext:value-type="float">
            <text:p>43</text:p>
          </table:table-cell>
          <table:table-cell table:formula="of:=SQRT([.E222]*[.E222]+[.D222]*[.D222]+[.C222]*[.C222]+[.B222]*[.B222])" office:value-type="float" office:value="1936.80019619991" calcext:value-type="float">
            <text:p>1936.800196199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Honor Play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932" calcext:value-type="float">
            <text:p>1932</text:p>
          </table:table-cell>
          <table:table-cell office:value-type="float" office:value="42" calcext:value-type="float">
            <text:p>42</text:p>
          </table:table-cell>
          <table:table-cell table:formula="of:=SQRT([.E223]*[.E223]+[.D223]*[.D223]+[.C223]*[.C223]+[.B223]*[.B223])" office:value-type="float" office:value="1938.44086832691" calcext:value-type="float">
            <text:p>1938.440868326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awei Nova 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931" calcext:value-type="float">
            <text:p>1931</text:p>
          </table:table-cell>
          <table:table-cell office:value-type="float" office:value="47" calcext:value-type="float">
            <text:p>47</text:p>
          </table:table-cell>
          <table:table-cell table:formula="of:=SQRT([.E224]*[.E224]+[.D224]*[.D224]+[.C224]*[.C224]+[.B224]*[.B224])" office:value-type="float" office:value="1938.67893164392" calcext:value-type="float">
            <text:p>1938.678931643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me 6</text:p>
          </table:table-cell>
          <table:table-cell office:value-type="float" office:value="273" calcext:value-type="float">
            <text:p>273</text:p>
          </table:table-cell>
          <table:table-cell office:value-type="float" office:value="1147" calcext:value-type="float">
            <text:p>1147</text:p>
          </table:table-cell>
          <table:table-cell office:value-type="float" office:value="177" calcext:value-type="float">
            <text:p>177</text:p>
          </table:table-cell>
          <table:table-cell office:value-type="float" office:value="1531" calcext:value-type="float">
            <text:p>1531</text:p>
          </table:table-cell>
          <table:table-cell table:formula="of:=SQRT([.E225]*[.E225]+[.D225]*[.D225]+[.C225]*[.C225]+[.B225]*[.B225])" office:value-type="float" office:value="1940.47107682645" calcext:value-type="float">
            <text:p>1940.471076826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o F5</text:p>
          </table:table-cell>
          <table:table-cell office:value-type="float" office:value="159" calcext:value-type="float">
            <text:p>159</text:p>
          </table:table-cell>
          <table:table-cell office:value-type="float" office:value="759" calcext:value-type="float">
            <text:p>759</text:p>
          </table:table-cell>
          <table:table-cell office:value-type="float" office:value="1695" calcext:value-type="float">
            <text:p>1695</text:p>
          </table:table-cell>
          <table:table-cell office:value-type="float" office:value="643" calcext:value-type="float">
            <text:p>643</text:p>
          </table:table-cell>
          <table:table-cell table:formula="of:=SQRT([.E226]*[.E226]+[.D226]*[.D226]+[.C226]*[.C226]+[.B226]*[.B226])" office:value-type="float" office:value="1971.75962023772" calcext:value-type="float">
            <text:p>1971.759620237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bot P20</text:p>
          </table:table-cell>
          <table:table-cell office:value-type="float" office:value="171" calcext:value-type="float">
            <text:p>171</text:p>
          </table:table-cell>
          <table:table-cell office:value-type="float" office:value="815" calcext:value-type="float">
            <text:p>815</text:p>
          </table:table-cell>
          <table:table-cell office:value-type="float" office:value="1620" calcext:value-type="float">
            <text:p>1620</text:p>
          </table:table-cell>
          <table:table-cell office:value-type="float" office:value="846" calcext:value-type="float">
            <text:p>846</text:p>
          </table:table-cell>
          <table:table-cell table:formula="of:=SQRT([.E227]*[.E227]+[.D227]*[.D227]+[.C227]*[.C227]+[.B227]*[.B227])" office:value-type="float" office:value="2008.37795247807" calcext:value-type="float">
            <text:p>2008.37795247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5A</text:p>
          </table:table-cell>
          <table:table-cell office:value-type="float" office:value="190" calcext:value-type="float">
            <text:p>190</text:p>
          </table:table-cell>
          <table:table-cell office:value-type="float" office:value="738" calcext:value-type="float">
            <text:p>738</text:p>
          </table:table-cell>
          <table:table-cell office:value-type="float" office:value="1771" calcext:value-type="float">
            <text:p>1771</text:p>
          </table:table-cell>
          <table:table-cell office:value-type="float" office:value="700" calcext:value-type="float">
            <text:p>700</text:p>
          </table:table-cell>
          <table:table-cell table:formula="of:=SQRT([.E228]*[.E228]+[.D228]*[.D228]+[.C228]*[.C228]+[.B228]*[.B228])" office:value-type="float" office:value="2051.14236463489" calcext:value-type="float">
            <text:p>2051.14236463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izu m2 note</text:p>
          </table:table-cell>
          <table:table-cell office:value-type="float" office:value="220" calcext:value-type="float">
            <text:p>220</text:p>
          </table:table-cell>
          <table:table-cell office:value-type="float" office:value="1036" calcext:value-type="float">
            <text:p>1036</text:p>
          </table:table-cell>
          <table:table-cell office:value-type="float" office:value="1410" calcext:value-type="float">
            <text:p>1410</text:p>
          </table:table-cell>
          <table:table-cell office:value-type="float" office:value="1085" calcext:value-type="float">
            <text:p>1085</text:p>
          </table:table-cell>
          <table:table-cell table:formula="of:=SQRT([.E229]*[.E229]+[.D229]*[.D229]+[.C229]*[.C229]+[.B229]*[.B229])" office:value-type="float" office:value="2070.51225545757" calcext:value-type="float">
            <text:p>2070.51225545757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ony Xperia M4 Aqua</text:p>
          </table:table-cell>
          <table:table-cell office:value-type="float" office:value="204" calcext:value-type="float">
            <text:p>204</text:p>
          </table:table-cell>
          <table:table-cell office:value-type="float" office:value="1063" calcext:value-type="float">
            <text:p>1063</text:p>
          </table:table-cell>
          <table:table-cell office:value-type="float" office:value="1197" calcext:value-type="float">
            <text:p>1197</text:p>
          </table:table-cell>
          <table:table-cell office:value-type="float" office:value="1390" calcext:value-type="float">
            <text:p>1390</text:p>
          </table:table-cell>
          <table:table-cell table:formula="of:=SQRT([.E230]*[.E230]+[.D230]*[.D230]+[.C230]*[.C230]+[.B230]*[.B230])" office:value-type="float" office:value="2129.90469270341" calcext:value-type="float">
            <text:p>2129.90469270341</text:p>
          </table:table-cell>
          <table:table-cell table:number-columns-repeated="1018"/>
        </table:table-row>
        <table:table-row table:style-name="ro1">
          <table:table-cell table:style-name="ce185" office:value-type="string" calcext:value-type="string">
            <text:p>Samsung Galaxy A5</text:p>
          </table:table-cell>
          <table:table-cell office:value-type="float" office:value="242" calcext:value-type="float">
            <text:p>242</text:p>
          </table:table-cell>
          <table:table-cell office:value-type="float" office:value="950" calcext:value-type="float">
            <text:p>950</text:p>
          </table:table-cell>
          <table:table-cell office:value-type="float" office:value="1803" calcext:value-type="float">
            <text:p>1803</text:p>
          </table:table-cell>
          <table:table-cell office:value-type="float" office:value="589" calcext:value-type="float">
            <text:p>589</text:p>
          </table:table-cell>
          <table:table-cell table:formula="of:=SQRT([.E231]*[.E231]+[.D231]*[.D231]+[.C231]*[.C231]+[.B231]*[.B231])" office:value-type="float" office:value="2135.13325111104" calcext:value-type="float">
            <text:p>2135.13325111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kia 3.1</text:p>
          </table:table-cell>
          <table:table-cell office:value-type="float" office:value="83" calcext:value-type="float">
            <text:p>83</text:p>
          </table:table-cell>
          <table:table-cell office:value-type="float" office:value="931" calcext:value-type="float">
            <text:p>931</text:p>
          </table:table-cell>
          <table:table-cell office:value-type="float" office:value="1609" calcext:value-type="float">
            <text:p>1609</text:p>
          </table:table-cell>
          <table:table-cell office:value-type="float" office:value="1059" calcext:value-type="float">
            <text:p>1059</text:p>
          </table:table-cell>
          <table:table-cell table:formula="of:=SQRT([.E232]*[.E232]+[.D232]*[.D232]+[.C232]*[.C232]+[.B232]*[.B232])" office:value-type="float" office:value="2141.03059296218" calcext:value-type="float">
            <text:p>2141.03059296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 Aquaris M5.5</text:p>
          </table:table-cell>
          <table:table-cell office:value-type="float" office:value="173" calcext:value-type="float">
            <text:p>173</text:p>
          </table:table-cell>
          <table:table-cell office:value-type="float" office:value="908" calcext:value-type="float">
            <text:p>908</text:p>
          </table:table-cell>
          <table:table-cell office:value-type="float" office:value="1441" calcext:value-type="float">
            <text:p>1441</text:p>
          </table:table-cell>
          <table:table-cell office:value-type="float" office:value="1290" calcext:value-type="float">
            <text:p>1290</text:p>
          </table:table-cell>
          <table:table-cell table:formula="of:=SQRT([.E233]*[.E233]+[.D233]*[.D233]+[.C233]*[.C233]+[.B233]*[.B233])" office:value-type="float" office:value="2143.58904643591" calcext:value-type="float">
            <text:p>2143.589046435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G (2nd Gen)</text:p>
          </table:table-cell>
          <table:table-cell office:value-type="float" office:value="229" calcext:value-type="float">
            <text:p>229</text:p>
          </table:table-cell>
          <table:table-cell office:value-type="float" office:value="1049" calcext:value-type="float">
            <text:p>1049</text:p>
          </table:table-cell>
          <table:table-cell office:value-type="float" office:value="1756" calcext:value-type="float">
            <text:p>1756</text:p>
          </table:table-cell>
          <table:table-cell office:value-type="float" office:value="600" calcext:value-type="float">
            <text:p>600</text:p>
          </table:table-cell>
          <table:table-cell table:formula="of:=SQRT([.E234]*[.E234]+[.D234]*[.D234]+[.C234]*[.C234]+[.B234]*[.B234])" office:value-type="float" office:value="2143.91650956841" calcext:value-type="float">
            <text:p>2143.91650956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tel 3</text:p>
          </table:table-cell>
          <table:table-cell office:value-type="float" office:value="206" calcext:value-type="float">
            <text:p>206</text:p>
          </table:table-cell>
          <table:table-cell office:value-type="float" office:value="847" calcext:value-type="float">
            <text:p>847</text:p>
          </table:table-cell>
          <table:table-cell office:value-type="float" office:value="1604" calcext:value-type="float">
            <text:p>1604</text:p>
          </table:table-cell>
          <table:table-cell office:value-type="float" office:value="1146" calcext:value-type="float">
            <text:p>1146</text:p>
          </table:table-cell>
          <table:table-cell table:formula="of:=SQRT([.E235]*[.E235]+[.D235]*[.D235]+[.C235]*[.C235]+[.B235]*[.B235])" office:value-type="float" office:value="2155.45285265069" calcext:value-type="float">
            <text:p>2155.45285265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4A</text:p>
          </table:table-cell>
          <table:table-cell office:value-type="float" office:value="175" calcext:value-type="float">
            <text:p>175</text:p>
          </table:table-cell>
          <table:table-cell office:value-type="float" office:value="704" calcext:value-type="float">
            <text:p>704</text:p>
          </table:table-cell>
          <table:table-cell office:value-type="float" office:value="1786" calcext:value-type="float">
            <text:p>1786</text:p>
          </table:table-cell>
          <table:table-cell office:value-type="float" office:value="985" calcext:value-type="float">
            <text:p>985</text:p>
          </table:table-cell>
          <table:table-cell table:formula="of:=SQRT([.E236]*[.E236]+[.D236]*[.D236]+[.C236]*[.C236]+[.B236]*[.B236])" office:value-type="float" office:value="2164.77758672802" calcext:value-type="float">
            <text:p>2164.77758672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Note 5A (MSM8917)</text:p>
          </table:table-cell>
          <table:table-cell office:value-type="float" office:value="178" calcext:value-type="float">
            <text:p>178</text:p>
          </table:table-cell>
          <table:table-cell office:value-type="float" office:value="711" calcext:value-type="float">
            <text:p>711</text:p>
          </table:table-cell>
          <table:table-cell office:value-type="float" office:value="1772" calcext:value-type="float">
            <text:p>1772</text:p>
          </table:table-cell>
          <table:table-cell office:value-type="float" office:value="1053" calcext:value-type="float">
            <text:p>1053</text:p>
          </table:table-cell>
          <table:table-cell table:formula="of:=SQRT([.E237]*[.E237]+[.D237]*[.D237]+[.C237]*[.C237]+[.B237]*[.B237])" office:value-type="float" office:value="2187.69239153954" calcext:value-type="float">
            <text:p>2187.692391539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 Aquaris C</text:p>
          </table:table-cell>
          <table:table-cell office:value-type="float" office:value="105" calcext:value-type="float">
            <text:p>105</text:p>
          </table:table-cell>
          <table:table-cell office:value-type="float" office:value="878" calcext:value-type="float">
            <text:p>878</text:p>
          </table:table-cell>
          <table:table-cell office:value-type="float" office:value="1704" calcext:value-type="float">
            <text:p>1704</text:p>
          </table:table-cell>
          <table:table-cell office:value-type="float" office:value="1072" calcext:value-type="float">
            <text:p>1072</text:p>
          </table:table-cell>
          <table:table-cell table:formula="of:=SQRT([.E238]*[.E238]+[.D238]*[.D238]+[.C238]*[.C238]+[.B238]*[.B238])" office:value-type="float" office:value="2198.79717118246" calcext:value-type="float">
            <text:p>2198.79717118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K8</text:p>
          </table:table-cell>
          <table:table-cell office:value-type="float" office:value="223" calcext:value-type="float">
            <text:p>223</text:p>
          </table:table-cell>
          <table:table-cell office:value-type="float" office:value="1045" calcext:value-type="float">
            <text:p>1045</text:p>
          </table:table-cell>
          <table:table-cell office:value-type="float" office:value="1459" calcext:value-type="float">
            <text:p>1459</text:p>
          </table:table-cell>
          <table:table-cell office:value-type="float" office:value="1260" calcext:value-type="float">
            <text:p>1260</text:p>
          </table:table-cell>
          <table:table-cell table:formula="of:=SQRT([.E239]*[.E239]+[.D239]*[.D239]+[.C239]*[.C239]+[.B239]*[.B239])" office:value-type="float" office:value="2204.09505239679" calcext:value-type="float">
            <text:p>2204.095052396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ovo Vibe X3 Lite</text:p>
          </table:table-cell>
          <table:table-cell office:value-type="float" office:value="269" calcext:value-type="float">
            <text:p>269</text:p>
          </table:table-cell>
          <table:table-cell office:value-type="float" office:value="955" calcext:value-type="float">
            <text:p>955</text:p>
          </table:table-cell>
          <table:table-cell office:value-type="float" office:value="1378" calcext:value-type="float">
            <text:p>1378</text:p>
          </table:table-cell>
          <table:table-cell office:value-type="float" office:value="1409" calcext:value-type="float">
            <text:p>1409</text:p>
          </table:table-cell>
          <table:table-cell table:formula="of:=SQRT([.E240]*[.E240]+[.D240]*[.D240]+[.C240]*[.C240]+[.B240]*[.B240])" office:value-type="float" office:value="2206.47932235949" calcext:value-type="float">
            <text:p>2206.479322359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 X power</text:p>
          </table:table-cell>
          <table:table-cell office:value-type="float" office:value="22" calcext:value-type="float">
            <text:p>22</text:p>
          </table:table-cell>
          <table:table-cell office:value-type="float" office:value="1028" calcext:value-type="float">
            <text:p>1028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table:formula="of:=SQRT([.E241]*[.E241]+[.D241]*[.D241]+[.C241]*[.C241]+[.B241]*[.B241])" office:value-type="float" office:value="2248.21173380089" calcext:value-type="float">
            <text:p>2248.21173380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omi Redmi 6A</text:p>
          </table:table-cell>
          <table:table-cell office:value-type="float" office:value="272" calcext:value-type="float">
            <text:p>272</text:p>
          </table:table-cell>
          <table:table-cell office:value-type="float" office:value="1144" calcext:value-type="float">
            <text:p>1144</text:p>
          </table:table-cell>
          <table:table-cell office:value-type="float" office:value="1188" calcext:value-type="float">
            <text:p>1188</text:p>
          </table:table-cell>
          <table:table-cell office:value-type="float" office:value="1525" calcext:value-type="float">
            <text:p>1525</text:p>
          </table:table-cell>
          <table:table-cell table:formula="of:=SQRT([.E242]*[.E242]+[.D242]*[.D242]+[.C242]*[.C242]+[.B242]*[.B242])" office:value-type="float" office:value="2262.67297681304" calcext:value-type="float">
            <text:p>2262.67297681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ola Moto G (3rd Gen)</text:p>
          </table:table-cell>
          <table:table-cell office:value-type="float" office:value="238" calcext:value-type="float">
            <text:p>238</text:p>
          </table:table-cell>
          <table:table-cell office:value-type="float" office:value="952" calcext:value-type="float">
            <text:p>952</text:p>
          </table:table-cell>
          <table:table-cell office:value-type="float" office:value="1744" calcext:value-type="float">
            <text:p>1744</text:p>
          </table:table-cell>
          <table:table-cell office:value-type="float" office:value="1176" calcext:value-type="float">
            <text:p>1176</text:p>
          </table:table-cell>
          <table:table-cell table:formula="of:=SQRT([.E243]*[.E243]+[.D243]*[.D243]+[.C243]*[.C243]+[.B243]*[.B243])" office:value-type="float" office:value="2321.09026106268" calcext:value-type="float">
            <text:p>2321.09026106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ovo Sisley</text:p>
          </table:table-cell>
          <table:table-cell office:value-type="float" office:value="251" calcext:value-type="float">
            <text:p>251</text:p>
          </table:table-cell>
          <table:table-cell office:value-type="float" office:value="1007" calcext:value-type="float">
            <text:p>1007</text:p>
          </table:table-cell>
          <table:table-cell office:value-type="float" office:value="1809" calcext:value-type="float">
            <text:p>1809</text:p>
          </table:table-cell>
          <table:table-cell office:value-type="float" office:value="1113" calcext:value-type="float">
            <text:p>1113</text:p>
          </table:table-cell>
          <table:table-cell table:formula="of:=SQRT([.E244]*[.E244]+[.D244]*[.D244]+[.C244]*[.C244]+[.B244]*[.B244])" office:value-type="float" office:value="2363.95854447577" calcext:value-type="float">
            <text:p>2363.95854447577</text:p>
          </table:table-cell>
          <table:table-cell table:number-columns-repeated="1018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Самые оптимальные из всех (согласно 4 тестам)'.A1:'Самые оптимальные из всех (согласно 4 тестам)'.H244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Highlighted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5:42:33.185837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1</meta:editing-cycles>
    <meta:editing-duration>PT4H29M22S</meta:editing-duration>
    <meta:generator>LibreOffice/6.0.7.3$Linux_X86_64 LibreOffice_project/00m0$Build-3</meta:generator>
    <dc:title>Групанье</dc:title>
    <meta:creation-date>2020-08-13T19:46:50.894483114</meta:creation-date>
    <dc:date>2020-08-14T15:40:58.580313503</dc:date>
    <meta:document-statistic meta:table-count="1" meta:cell-count="1527" meta:object-count="0"/>
    <meta:template xlink:type="simple" xlink:actuate="onRequest" xlink:title="Групанье" xlink:href="../../../../../Templates/Групанье.ots" meta:date="2020-08-13T19:46:47.804290378"/>
  </office:meta>
</office:document-meta>
</file>